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25e69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itre2">
      <style:paragraph-properties fo:text-align="center" style:justify-single-word="false"/>
    </style:style>
    <style:style style:name="P5" style:family="paragraph" style:parent-style-name="titre2">
      <style:paragraph-properties fo:text-align="start" style:justify-single-word="false"/>
    </style:style>
    <style:style style:name="P6" style:family="paragraph" style:parent-style-name="titre2">
      <style:paragraph-properties fo:text-align="start" style:justify-single-word="false"/>
      <style:text-properties officeooo:paragraph-rsid="004f2535"/>
    </style:style>
    <style:style style:name="P7" style:family="paragraph" style:parent-style-name="titre2">
      <style:paragraph-properties fo:text-align="start" style:justify-single-word="false"/>
      <style:text-properties officeooo:paragraph-rsid="0050047f"/>
    </style:style>
    <style:style style:name="P8" style:family="paragraph" style:parent-style-name="titre2">
      <style:paragraph-properties fo:text-align="start" style:justify-single-word="false"/>
      <style:text-properties officeooo:paragraph-rsid="0050f6f9"/>
    </style:style>
    <style:style style:name="P9" style:family="paragraph" style:parent-style-name="titre2">
      <style:paragraph-properties fo:text-align="start" style:justify-single-word="false"/>
      <style:text-properties officeooo:paragraph-rsid="00515fd7"/>
    </style:style>
    <style:style style:name="P10" style:family="paragraph" style:parent-style-name="titre2">
      <style:paragraph-properties fo:text-align="start" style:justify-single-word="false"/>
      <style:text-properties officeooo:paragraph-rsid="00521244"/>
    </style:style>
    <style:style style:name="P11" style:family="paragraph" style:parent-style-name="titre1">
      <style:paragraph-properties fo:text-align="center" style:justify-single-word="false"/>
    </style:style>
    <style:style style:name="P12" style:family="paragraph" style:parent-style-name="figure">
      <style:paragraph-properties fo:text-align="center" style:justify-single-word="false"/>
      <style:text-properties officeooo:paragraph-rsid="003d510b"/>
    </style:style>
    <style:style style:name="P13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/>
      <style:text-properties fo:hyphenate="false"/>
    </style:style>
    <style:style style:name="P14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fo:hyphenate="false"/>
    </style:style>
    <style:style style:name="P15" style:family="paragraph" style:parent-style-name="p">
      <style:paragraph-properties fo:hyphenation-ladder-count="no-limit" style:border-line-width-left="0.004cm 0.004cm 0.004cm" fo:padding-left="0.199cm" fo:padding-right="0.199cm" fo:padding-top="0.101cm" fo:padding-bottom="0.101cm" fo:border-left="0.31pt double #d62e4e" fo:border-right="none" fo:border-top="none" fo:border-bottom="none">
        <style:drop-cap style:lines="3"/>
      </style:paragraph-properties>
      <style:text-properties officeooo:paragraph-rsid="004d7f02" fo:hyphenate="false"/>
    </style:style>
    <style:style style:name="P16" style:family="paragraph" style:parent-style-name="titre3">
      <style:paragraph-properties fo:text-align="center" style:justify-single-word="false"/>
    </style:style>
    <style:style style:name="P17" style:family="paragraph" style:parent-style-name="term">
      <style:paragraph-properties fo:line-height="100%"/>
    </style:style>
    <style:style style:name="P18" style:family="paragraph" style:parent-style-name="term">
      <style:paragraph-properties fo:line-height="100%"/>
      <style:text-properties officeooo:paragraph-rsid="00465386"/>
    </style:style>
    <style:style style:name="P19" style:family="paragraph" style:parent-style-name="term">
      <style:paragraph-properties fo:line-height="100%"/>
      <style:text-properties officeooo:paragraph-rsid="0053d4f7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cul_5f_de_5f_lampe">
      <style:paragraph-properties>
        <style:drop-cap/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Times New Roman" fo:background-color="#99ffff" loext:char-shading-value="0"/>
    </style:style>
    <style:style style:name="T6" style:family="text">
      <style:text-properties style:font-name="Times New Roman" officeooo:rsid="004a89df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fo:background-color="transparent" loext:char-shading-value="0" style:font-style-asian="italic" style:font-weight-asian="bold"/>
    </style:style>
    <style:style style:name="T9" style:family="text">
      <style:text-properties fo:font-variant="small-caps"/>
    </style:style>
    <style:style style:name="T10" style:family="text">
      <style:text-properties fo:font-variant="small-caps" fo:background-color="transparent" loext:char-shading-value="0"/>
    </style:style>
    <style:style style:name="T11" style:family="text">
      <style:text-properties style:text-position="super 67%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loext:char-shading-value="0" style:font-weight-asian="bold"/>
    </style:style>
    <style:style style:name="T14" style:family="text">
      <style:text-properties fo:font-weight="bold" style:font-style-asian="normal" style:font-weight-asian="bold" style:font-style-complex="normal"/>
    </style:style>
    <style:style style:name="T15" style:family="text">
      <style:text-properties fo:color="#402707"/>
    </style:style>
    <style:style style:name="T16" style:family="text">
      <style:text-properties fo:color="#321e06"/>
    </style:style>
    <style:style style:name="T17" style:family="text">
      <style:text-properties fo:color="#3a270b"/>
    </style:style>
    <style:style style:name="T18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f7f73" fo:background-color="transparent" loext:char-shading-value="0"/>
    </style:style>
    <style:style style:name="T23" style:family="text">
      <style:text-properties officeooo:rsid="00282285" fo:background-color="transparent" loext:char-shading-value="0"/>
    </style:style>
    <style:style style:name="T24" style:family="text">
      <style:text-properties officeooo:rsid="004a89df" fo:background-color="transparent" loext:char-shading-value="0"/>
    </style:style>
    <style:style style:name="T25" style:family="text">
      <style:text-properties officeooo:rsid="0013a2f1" fo:background-color="transparent" loext:char-shading-value="0"/>
    </style:style>
    <style:style style:name="T26" style:family="text">
      <style:text-properties officeooo:rsid="004d7f02" fo:background-color="transparent" loext:char-shading-value="0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000000" style:font-name="Times New Roman" fo:font-size="12pt" fo:background-color="#ffffff" loext:char-shading-value="0" style:font-size-asian="12pt" style:font-name-complex="Times New Roman1" style:font-size-complex="12pt"/>
    </style:style>
    <style:style style:name="T29" style:family="text">
      <style:text-properties style:use-window-font-color="true" style:font-name="Arial Unicode MS" fo:font-size="11pt" style:font-size-asian="11pt" style:font-size-complex="11pt"/>
    </style:style>
    <style:style style:name="T30" style:family="text">
      <style:text-properties style:use-window-font-color="true" fo:font-size="11pt" style:font-size-asian="11pt" style:font-size-complex="11pt"/>
    </style:style>
    <style:style style:name="T31" style:family="text">
      <style:text-properties style:use-window-font-color="true" fo:font-size="12pt" fo:background-color="transparent" loext:char-shading-value="0" style:font-size-asian="12pt" style:font-size-complex="12pt"/>
    </style:style>
    <style:style style:name="T32" style:family="text">
      <style:text-properties style:use-window-font-color="true" fo:background-color="transparent" loext:char-shading-value="0"/>
    </style:style>
    <style:style style:name="T33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fo:font-size="11pt" fo:background-color="transparent" loext:char-shading-value="0" style:font-size-asian="11pt" style:font-size-complex="11pt"/>
    </style:style>
    <style:style style:name="T36" style:family="text">
      <style:text-properties fo:font-size="11pt" officeooo:rsid="00465386" fo:background-color="transparent" loext:char-shading-value="0" style:font-size-asian="11pt" style:font-size-complex="11pt"/>
    </style:style>
    <style:style style:name="T37" style:family="text">
      <style:text-properties style:text-line-through-style="none" style:text-line-through-type="none"/>
    </style:style>
    <style:style style:name="T38" style:family="text">
      <style:text-properties style:text-underline-style="none" style:text-underline-mode="continuous" style:text-overline-mode="continuous" style:text-line-through-mode="continuous" fo:background-color="transparent" loext:char-shading-value="0"/>
    </style:style>
    <style:style style:name="T39" style:family="text">
      <style:text-properties style:text-underline-style="none" fo:background-color="transparent" loext:char-shading-value="0"/>
    </style:style>
    <style:style style:name="T40" style:family="text">
      <style:text-properties officeooo:rsid="0010107a"/>
    </style:style>
    <style:style style:name="T41" style:family="text">
      <style:text-properties officeooo:rsid="0010d54e"/>
    </style:style>
    <style:style style:name="T42" style:family="text">
      <style:text-properties officeooo:rsid="0013a2f1"/>
    </style:style>
    <style:style style:name="T43" style:family="text">
      <style:text-properties officeooo:rsid="00146552"/>
    </style:style>
    <style:style style:name="T44" style:family="text">
      <style:text-properties officeooo:rsid="00161a22"/>
    </style:style>
    <style:style style:name="T45" style:family="text">
      <style:text-properties officeooo:rsid="00187987"/>
    </style:style>
    <style:style style:name="T46" style:family="text">
      <style:text-properties officeooo:rsid="001b0140"/>
    </style:style>
    <style:style style:name="T47" style:family="text">
      <style:text-properties officeooo:rsid="001d5de1"/>
    </style:style>
    <style:style style:name="T48" style:family="text">
      <style:text-properties officeooo:rsid="001f24a8"/>
    </style:style>
    <style:style style:name="T49" style:family="text">
      <style:text-properties officeooo:rsid="001f7f73"/>
    </style:style>
    <style:style style:name="T50" style:family="text">
      <style:text-properties officeooo:rsid="0024916a"/>
    </style:style>
    <style:style style:name="T51" style:family="text">
      <style:text-properties officeooo:rsid="0028e05a"/>
    </style:style>
    <style:style style:name="T52" style:family="text">
      <style:text-properties officeooo:rsid="002a0ccf"/>
    </style:style>
    <style:style style:name="T53" style:family="text">
      <style:text-properties officeooo:rsid="002b300f"/>
    </style:style>
    <style:style style:name="T54" style:family="text">
      <style:text-properties officeooo:rsid="0033c6ea"/>
    </style:style>
    <style:style style:name="T55" style:family="text">
      <style:text-properties officeooo:rsid="0037db11"/>
    </style:style>
    <style:style style:name="T56" style:family="text">
      <style:text-properties officeooo:rsid="003b6c8b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officeooo:rsid="0032830c"/>
    </style:style>
    <style:style style:name="T59" style:family="text">
      <style:text-properties fo:background-color="#ffffff" loext:char-shading-value="0"/>
    </style:style>
    <style:style style:name="T60" style:family="text">
      <style:text-properties officeooo:rsid="004c283b" fo:background-color="#ffffff" loext:char-shading-value="0"/>
    </style:style>
    <style:style style:name="T61" style:family="text">
      <style:text-properties officeooo:rsid="004a89df"/>
    </style:style>
    <style:style style:name="T62" style:family="text">
      <style:text-properties officeooo:rsid="004f2535"/>
    </style:style>
    <style:style style:name="T63" style:family="text">
      <style:text-properties officeooo:rsid="003c7925"/>
    </style:style>
    <style:style style:name="T64" style:family="text">
      <style:text-properties officeooo:rsid="0053d4f7"/>
    </style:style>
    <style:style style:name="T65" style:family="text">
      <style:text-properties officeooo:rsid="0056a8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title : Les avantures ioyeuses et faitz merveilleux de Tiel Ulespiegle. Ensemble, les grandes fortunes à luy avenues en diverses regions, lequel par falace ne se laissoit aucunement tromper. Le tout traduit d’Allemant en Françoys</text:p>
      <text:p text:style-name="P17">author : Anonyme</text:p>
      <text:p text:style-name="P17">publisher : Sorbonne Université LABEX OBVIL</text:p>
      <text:p text:style-name="P17">issued : 2019</text:p>
      <text:p text:style-name="P18">id<text:span text:style-name="T34">n</text:span><text:span text:style-name="T35">o :</text:span><text:span text:style-name="Police_20_par_20_défaut"><text:span text:style-name="T35"> </text:span></text:span><text:span text:style-name="Police_20_par_20_défaut"><text:span text:style-name="T36">http//obvil.sorbonne-universite.site/corpus/faceties/anonyme_avantures-joyeuses-et-faitz-merveilleux-de-Tiel-Ulespiegle_1559</text:span></text:span></text:p>
      <text:p text:style-name="P17"><text:span text:style-name="T21">http://http://obvil.sorbonne-universite.site/cor</text:span>pus/faceties/cote_iii-f-019</text:p>
      <text:p text:style-name="P17"><text:span text:style-name="T30">source </text:span><text:span text:style-name="T29">:</text:span><text:span text:style-name="Police_20_par_20_défaut"><text:span text:style-name="T29">Anonyme, Les avantures ioyeuses et faitz merveilleux de Tiel Ulespiegle. Ensemble, les grandes fortunes à luy avenues en diverses regions, lequel par falace ne se laissoit aucunement tromper. Le tout traduit d’Allemant en Françoys, Lyon, Jean Saugrain (libr.) ; Jean d'Ogerolles (impr.), 1559. Cote : Bibliothèque du Château de Chantilly, Cabinet des livres, XI-D-033.</text:span></text:span></text:p>
      <text:p text:style-name="P17"><text:span text:style-name="T64">c</text:span>reated : 1559</text:p>
      <text:p text:style-name="P19">langue : <text:span text:style-name="T63">frm</text:span></text:p>
      <text:p text:style-name="P19">lieu : [premier lieu où se passe la narration]</text:p>
      <text:p text:style-name="P19"><text:span text:style-name="T32">lieu : [deuxième lieu </text:span><text:span text:style-name="Police_20_par_20_défaut"><text:span text:style-name="T33">etc</text:span></text:span><text:span text:style-name="T32">]</text:span></text:p>
      <text:p text:style-name="P19">personnage : [premier personnage, soit nom + fonction, soit nom, soit fonction (drapière, bourgeois, curé)]</text:p>
      <text:p text:style-name="P19"><text:span text:style-name="T32">personnage : [deuxième personnage, </text:span><text:span text:style-name="Police_20_par_20_défaut"><text:span text:style-name="T33">etc.</text:span></text:span><text:span text:style-name="T32">]</text:span></text:p>
      <text:p text:style-name="Standard"><text:span text:style-name="pb"><text:span text:style-name="T31">[f. a1r]</text:span>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veillevx de</text:span><text:line-break/><text:soft-page-break/>Tiel VleÑ<text:line-break/>spiegle.</text:p>
      <text:p text:style-name="front_5f_main">**</text:p>
      <text:p text:style-name="front_5f_main">*</text:p>
      <text:p text:style-name="P1"><text:span text:style-name="style_5f_i">Ensemble</text:span>,</text:p>
      <text:p text:style-name="P3">Les grandes fortunes à lui aueÑ<text:line-break/><text:span text:style-name="T56">(D)</text:span>nues en diuerses regions, lequel<text:line-break/><text:span text:style-name="T56">(D)</text:span>par falace ne se laissoit aucuÑ<text:line-break/><text:span text:style-name="T56">(D)</text:span>nement tromper. </text:p>
      <text:p text:style-name="Standard">£</text:p>
      <text:p text:style-name="P1"><text:span text:style-name="style_5f_i">Le tout traduit d'Allemant en<text:line-break/>Françoys.</text:span></text:p>
      <text:p text:style-name="P1">Liure fort recreatif pour reueilÑ<text:line-break/>ler les bons espritz. </text:p>
      <text:p text:style-name="P1"><text:span text:style-name="style_5f_i">A LYON</text:span>,</text:p>
      <text:p text:style-name="P1">PAR <text:span text:style-name="style_5f_uc"><text:span text:style-name="T65">iean savgrain</text:span></text:span>.</text:p>
      <text:p text:style-name="P1">1559.</text:p>
      <text:p text:style-name="P1"><text:span text:style-name="style_5f_uc"/></text:p>
      <text:p text:style-name="P12"><text:span text:style-name="T21">&lt;ATTimage&gt;<text:line-break/></text:span><text:span text:style-name="pb"><text:span text:style-name="T31">[f. 3]</text:span></text:span></text:p>
      <text:p text:style-name="Standard"><text:span text:style-name="pb"><text:span text:style-name="T57">&lt;/front&gt;</text:span></text:span></text:p>
      <text:p text:style-name="P11"><text:span text:style-name="style_5f_uc">Les<text:line-break/>avantvres</text:span><text:span text:style-name="style_5f_uc"><text:span text:style-name="T55">S</text:span></text:span><text:span text:style-name="style_5f_uc"><text:line-break/>ioyeuses et</text:span><text:line-break/><text:span text:style-name="style_5f_sc">faitz merÑ<text:line-break/>veillevx de</text:span><text:line-break/>Tiel Vlespiegle.</text:p>
      <text:p text:style-name="Standard"><text:soft-page-break/></text:p>
      <text:p text:style-name="titre2">Comment Vlespiegle troys foys en<text:line-break/><text:span text:style-name="T54">(D)</text:span>vn iour fut baptisé quand il fut né.</text:p>
      <text:p text:style-name="P13"><text:span text:style-name="lettrine5">A</text:span>V païs de Saxe au village<text:line-break/>nommé Knelin aupres de la<text:line-break/>riuiere de Melme nasquist<text:line-break/>Vlespiegle, &amp; son pere auoit<text:line-break/><text:span text:style-name="T21">nõ</text:span> Nicolas, &amp; sa mere VuiÑ<text:line-break/>beke, lesquelz enuoyerent leur filz à AmÑ<text:lin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P4">Comment Vlespiegle respondit à vn<text:line-break/>homme demandant apres<text:line-break/>le chemin</text:p>
      <text:p text:style-name="P13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cria s’il n’y auoit personne à la maison, lors<text:line-break/>disoit ledit enfant Vlespiegle que ouy vn<text:line-break/>homme &amp; d[e]my &amp; la teste d’vn cheual, car<text:line-break/>vous estes auec le demy corps dedans la<text:line-break/><text:soft-pag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<text:span text:style-name="pc">« </text:span>mon pere est allé faire d’vn mal plus<text:line-break/>grant mal, &amp; ma mere est pour honte ou<text:line-break/>dommaige.<text:span text:style-name="pc"> »</text:span> L’homme demanda comment<text:line-break/>l’enfant dit, <text:span text:style-name="pc"><text:span text:style-name="T1">« </text:span></text:span>mon pere fait vn mauuais cheÑ<text:line-break/>min plus mauuais, car il fait des fosses affin<text:line-break/>qu’on ne voyse sur les bledz, &amp; ma mere est<text:line-break/>allée emprunter du pain, &amp; s'elle rẽd moins<text:line-break/>c’est honte si trop cest dommaige.<text:span text:style-name="pc"> 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pc"><text:span text:style-name="T1">« </text:span></text:span>vous deuriez cheuaucher ou ilz<text:line-break/>vont &amp; non pas ou ilz nagent.<text:span text:style-name="pc"> »</text:span> Lors l’homÑ<text:line-break/>me s’en despartit &amp; sesbahyssoit de la reÑ<text:line-break/>sponce d’vn enfant.</text:p>
      <text:p text:style-name="P4">Comment Vlespiegle assis derriere<text:line-break/>son pere sur le cheual demonÑ<text:line-break/>stra sa malice.</text:p>
      <text:p text:style-name="P14"><text:span text:style-name="lettrine4">G</text:span>Randes querelles venoient au<text:line-break/>pere dudit Vlespiegle que son<text:line-break/>filz estoit vn malicieux quand il<text:line-break/>estoit en<text:span text:style-name="T21"> </text:span><text:span text:style-name="Police_20_par_20_défaut"><text:span text:style-name="T21">aa</text:span></text:span><text:span text:style-name="T21">g</text:span>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<text:span text:style-name="T21">lit</text:span></text:span><text:span text:style-name="T21">,</text:span>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pc"><text:span text:style-name="T1">« </text:span></text:span>Allez sur vn cheual &amp; ie seray assis derÑ<text:line-break/>riere vous, &amp; encores ilz dirõt ce qu’ilz vouĜ<text:line-break/>dront.<text:span text:style-name="pc"> »</text:span> Lors le pere le mist deriere luy, qui<text:line-break/>lors leua sa chemise, en monstrãt à ceux qui<text:line-break/>estoient entour son cul, lors dirent les gens<text:line-break/><text:span text:style-name="pc"><text:span text:style-name="T1">« </text:span></text:span>quel ieune malicieux est il Vlespiegle<text:span text:style-name="pc"> »</text:span>, ce<text:line-break/><text:soft-pag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pc"><text:span text:style-name="T1">« </text:span></text:span>Regardez quel malicieux est ce ieune<text:line-break/>cocquin &amp; paillart.<text:span text:style-name="pc"> »</text:span> Ce oyant &amp; voyant son<text:line-break/>pere dist qu’il estoit né en vne malheureuse<text:line-break/>heure &amp; temps, car dist il vous estes tous coy<text:line-break/>&amp; ne faites mal à personne, toutesfois ilz diÑ<text:line-break/>sent que <text:span text:style-name="pc"><text:span text:style-name="T1">« </text:span></text:span>vous estes vn malicieux<text:span text:style-name="pc"> 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<text:span text:style-name="T21">xvj</text:span><text:span text:style-name="Police_20_par_20_défaut"><text:span text:style-name="T21">.</text:span></text:span> ans il aprint à iouer sur<text:line-break/>les cordes, &amp; autres semblables tromperies.</text:p>
      <text:p text:style-name="titre3">Comment Vlespiegle tomba de la corde en l’eau.</text:p>
      <text:p text:style-name="P14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<text:span text:style-name="T54">s</text:span></text:span>psegle apres<text:line-break/>auoir longuement ioué sur icelle corde, il<text:line-break/>dist contre les enfans. <text:span text:style-name="pc"><text:span text:style-name="T1">« </text:span></text:span>Vous verres vne chose<text:line-break/>estrange si vn chacun de vous me veut dõner<text:line-break/>son droit soulier sur la corde<text:span text:style-name="pc"> »</text:span>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<text:soft-page-break/>l’autre, les autres demouroient dessus, l'vn<text:line-break/>plouroit, l’autre rioit, l’vn crioit, <text:span text:style-name="pc"><text:span text:style-name="T1">« </text:span></text:span>cestuy cy<text:line-break/>est le mien<text:span text:style-name="pc"> »</text:span>, <text:span text:style-name="pc"><text:span text:style-name="T1">« </text:span></text:span>l'autre cestuy cy est le mien<text:span text:style-name="pc"> »</text:span>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p text:style-name="P4">Comment la mere de Vlespiegle<text:line-break/>l’admonnesta &amp; l'instruit<text:line-break/>pour apprendre mestier.</text:p>
      <text:p text:style-name="P14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pc"><text:span text:style-name="T1">« </text:span></text:span>ma chere mere à ce<text:line-break/>qu’vn homme se donne cela luy demeure<text:line-break/>toute sa vie<text:span text:style-name="pc"> »</text:span>, la mere respondit disant <text:span text:style-name="pc"><text:span text:style-name="T1">« </text:span></text:span>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<text:span text:style-name="pc"> »</text:span>, <text:span text:style-name="pc"><text:span text:style-name="T1">« </text:span></text:span>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text:span text:style-name="pc"> »</text:span></text:p>
      <text:p text:style-name="P4">Comment Vlespiegle obtint du<text:line-break/>pain pour sa mere.</text:p>
      <text:p text:style-name="P14"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<text:soft-page-break/>de pain moitié blanc &amp; moitié brun. Et il<text:line-break/>nomma audit boulenger vn seigneur de deÑ<text:line-break/>hors qui estoit en<text:span text:style-name="typo_5f_reg"> </text:span>la ville en vne hostellerie,<text:lin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de la maison du boulenger il laissa tomber<text:line-break/>vn pain blanc en lordure. Lors il mist le sac<text:line-break/>à terre &amp; dist au seruiteur, <text:span text:style-name="pc"><text:span text:style-name="T1">« </text:span></text:span>ie n’oseroye porÑ<text:line-break/>ter ce ort pain à monsieur courez royde à<text:line-break/>l’hostel &amp; en allez querir vn autre, ie vous<text:line-break/>attendray icy<text:span text:style-name="pc"> 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pc"><text:span text:style-name="T1">« </text:span></text:span>Mangez alors quand vous lauez &amp; ieusnez<text:line-break/>quand vous ne l’auez point.<text:span text:style-name="pc"> »</text:span></text:p>
      <text:p text:style-name="P16">Comment Vlespiegle fut desrobé en<text:line-break/>vn cretin des vassïaudez.</text:p>
      <text:p text:style-name="P14"><text:span text:style-name="lettrine2">V</text:span>Lespiegle s’en<text:span text:style-name="T21"> </text:span><text:span text:style-name="Police_20_par_20_défaut"><text:span text:style-name="T21">alla vn</text:span></text:span><text:span text:style-name="T21"> i</text:span>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pan text:style-name="pb">[f. 11]<text:line-break/></text:span>l'vn à l'autre que les plus pesans estoiẽt les<text:line-break/>meilleurs, mais les <text:span text:style-name="T21">cretins </text:span><text:span text:style-name="Police_20_par_20_défaut"><text:span text:style-name="T21">furẽt</text:span></text:span><text:span text:style-name="T21"> lõgz &amp; parÑ</text:span><text:line-break/>fondz estãs sur vne autre maniere qu’ilz ne<text:line-break/>sont alors, &amp; les larrõs allerẽt cherchant par<text:line-break/>tout &amp; les tasterẽt lesquelz estoient les plus<text:line-break/><text:soft-pag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pc"><text:span text:style-name="T1">« </text:span></text:span>Songez<text:line-break/>vous ou allez vous en dormãt cõment vous<text:line-break/>tireroye-ie à grãd peine ie ne puis tenir le<text:line-break/>cretin.<text:span text:style-name="pc"> »</text:span> Puis Vlespiegle tira le dernier par les<text:line-break/>cheueux, lequel disoit. <text:span text:style-name="pc"><text:span text:style-name="T1">« </text:span></text:span>Ie porte tãt q̃ ie sue,<text:line-break/>&amp; vous me tire<text:span text:style-name="T27">z </text:span><text:span text:style-name="T18">ꝑ</text:span><text:span text:style-name="T27"> l</text:span>es cheueux.<text:span text:style-name="pc"> »</text:span> Le premier<text:line-break/>dist. <text:span text:style-name="pc"><text:span text:style-name="T1">« </text:span></text:span>Cõment le feroye-ie à grãt peine say ie<text:line-break/>trouuer le chemin, ains vous me tirez<text:span text:style-name="pc"> 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pc"><text:span text:style-name="T1">« </text:span></text:span>Chiez<text:line-break/>tousiours <text:span text:style-name="typo_5f_orig"><text:span text:style-name="T37">f</text:span>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<text:span text:style-name="pc"> »</text:span>,<text:span text:style-name="T21"> car son</text:span>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<text:span text:style-name="pc"><text:span text:style-name="T1">« </text:span></text:span>biẽ ie le feray<text:span text:style-name="pc"> »</text:span><text:line-break/>&amp; n’auoit iamais veu de la moustarde, &amp;<text:line-break/>pensa en soy mesme quelle chose il vouloit<text:lin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<text:soft-pag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pc"><text:span text:style-name="T1">« </text:span></text:span>le zẽnep à le goust<text:line-break/><text:span text:style-name="pb">[f. 13]<text:line-break/></text:span>comme si lon eut chié dedãs<text:span text:style-name="pc"> »</text:span>, lors Vlespiegle<text:line-break/>rioit le seigneur dist. <text:span text:style-name="pc"><text:span text:style-name="T1">« </text:span></text:span>Pourquoy riez vous cuyĜ<text:line-break/>des tu que nous ne gostons point, si tu ne le<text:line-break/>veux croire viẽs y gouster<text:span text:style-name="pc"> »</text:span>, Vlespiegle dist,<text:line-break/><text:span text:style-name="pc"><text:span text:style-name="T1">« </text:span></text:span>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<text:span text:style-name="pc"> »</text:span> le seigneur dist, <text:span text:style-name="pc"><text:span text:style-name="T1">« </text:span></text:span>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<text:span text:style-name="pc"> »</text:span> Et il print vn baston voulant<text:line-break/>frapper Vlespiegle, mais il eschappa du chaÑ<text:line-break/>steau &amp; iamais ny retourna.</text:p>
      <text:p text:style-name="P4">Comment Vlespiegle se loua auec<text:line-break/>vn prestre.</text:p>
      <text:p text:style-name="P14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ypo_5f_orig">u</text:span><text:span text:style-name="typo_5f_reg">n</text:span>s pain.<text:line-break/>A l’heure de souper vint la chambriere pres<text:line-break/>du feu voulant apporter les poussins à table<text:line-break/>&amp; n’en veit qu’vn, &amp; dist <text:span text:style-name="pc"><text:span text:style-name="T1">« </text:span></text:span>les poussins estoiẽt<text:line-break/>deux ou est demoure l'autre ?<text:span text:style-name="pc"> »</text:span> Vlespiegle reÑ<text:line-break/>spondit <text:span text:style-name="pc"><text:span text:style-name="T1">« </text:span></text:span>dame ouurez l’autre oeil &amp; vous les<text:line-break/>verrez bien tous deux<text:span text:style-name="pc"> »</text:span>, la dame deuint courÑ<text:line-break/><text:soft-page-break/>roucé, &amp; s’en courut au prestre, &amp; dist <text:span text:style-name="pc"><text:span text:style-name="T1">« </text:span></text:span>vostre<text:line-break/>seruiteur se baue de moy que ie n’ay qu’vn<text:line-break/>œil, &amp; iauoye mis deux poussins au feu pour<text:line-break/>rostir, &amp; ie n’en trouue qu’vn.<text:span text:style-name="pc"> »</text:span> Alors le preÑ<text:line-break/>stre estãt aupres de Vlefpiegle, disant. <text:span text:style-name="pc"><text:span text:style-name="T1">« </text:span></text:span>PourÑ<text:line-break/>quoy vous mocquez vous de ma chãbriere<text:line-break/>les poussins estoiẽt deux.<text:span text:style-name="pc"> »</text:span> Vlespiegle responÑ<text:line-break/>dit <text:span text:style-name="pc"><text:span text:style-name="T1">« </text:span></text:span>il est vray : mais ie luy disoye qu’elle ouÑ<text:line-break/>urist les deux yeux, &amp; elle verroit bien l’auÑ<text:line-break/>tre<text:span text:style-name="pc"> »</text:span>, le prestre riant dist, <text:span text:style-name="pc"><text:span text:style-name="T1">« </text:span></text:span>il ne luy est pas posÑ<text:line-break/>sible, car elle n'a qu’vn œil.<text:span text:style-name="pc"> »</text:span> Vlespiegle dist<text:line-break/><text:span text:style-name="pc"><text:span text:style-name="T1">« </text:span></text:span>monsieur vous le dictes mais ie ne le dis<text:line-break/>point<text:span text:style-name="pc"> »</text:span>, le prestre respondit <text:span text:style-name="pc"><text:span text:style-name="T1">« </text:span></text:span>neantmoins vn<text:line-break/>poussin est en voye<text:span text:style-name="pc"> »</text:span>. Vlespiegle dit, <text:span text:style-name="pc"><text:span text:style-name="T1">« </text:span></text:span>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<text:span text:style-name="pc"> »</text:span> Lors le prestre fut content disant,<text:line-break/><text:span text:style-name="pc"><text:span text:style-name="T1">« </text:span></text:span>Mon cher valet il ne m’en chaut pour vn<text:line-break/>poussin rosty, mais faites tousiours selon la<text:line-break/>volonté de ma chambriere ce qu'elle veut<text:line-break/>volontiers<text:span text:style-name="pc"> »</text:span> Vlespiegle respondit, <text:span text:style-name="pc"><text:span text:style-name="T1">« </text:span></text:span>bien ie le<text:line-break/>feray tres<text:span text:style-name="typo_5f_reg"> </text:span>uolõtiers tout ce quelle me comÑ<text:line-break/>mandera.<text:span text:style-name="pc"> 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pc"><text:span text:style-name="T1">« </text:span></text:span>Ma chãbriere se cõplaint de<text:line-break/>vous, &amp; ie vous prioys de faire ce quelle vous<text:line-break/>commãdast.<text:span text:style-name="pc"> »</text:span> Vlespiegle r’espõdit. <text:span text:style-name="pc"><text:span text:style-name="T1">« </text:span></text:span>Ie lay fait<text:line-break/>comme m’auez cõmandé, vous me disiesque<text:line-break/>ie feroys toute chose à tout demy labeur, &amp;<text:line-break/>vostre chãbriere verroit voulontiers à deux<text:line-break/>yeux &amp; ne voit que a vn &amp; ainsi ne voit elle<text:line-break/>que la moitie, &amp; par ainsi ie faitz demy laÑ<text:line-break/>beur<text:span text:style-name="pc"> »</text:span> le prestre se rioit, &amp; la chambriere se<text:line-break/>courrouca disant. <text:span text:style-name="pc"><text:span text:style-name="T1">« </text:span></text:span>Si vous voulez plus lõgueÑ<text:line-break/><text:span text:style-name="pb">[f. 16]<text:line-break/></text:span>ment tenir ce malicieux,ie me veux partir<text:line-break/><text:soft-page-break/>de vous.<text:span text:style-name="pc"> »</text:span> Ainsi failloit il au prestre donner<text:line-break/>congé à Vlespiegle pour sa chambriere,<text:line-break/>mais pource que le clerc deglise dudit viÑ<text:line-break/>lage estoit mort il fut fait coustre.</text:p>
      <text:p text:style-name="P4">Comment Vlespiegle fut fait coustre<text:line-break/>de Budenste.</text:p>
      <text:p text:style-name="P14"><text:span text:style-name="lettrine4">V</text:span>Lespiegle estant clerc comme<text:line-break/>dessus il chanta tres<text:span text:style-name="typo_5f_reg"> </text:span>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<text:span text:style-name="pc"><text:span text:style-name="T1">« </text:span></text:span>quelle chose offrez vous<text:line-break/>la à nostre Seigneur pour encens<text:span text:style-name="pc"> »</text:span>, le curé réÑ<text:line-break/>pondist. <text:span text:style-name="pc"><text:span text:style-name="T1">« </text:span></text:span>Qu'en auez vous affaire, leglise est à<text:line-break/>moy, iay la puissance de chier au millieu de<text:line-break/>leglise<text:span text:style-name="pc"> »</text:span>, Vlespiegle respondit <text:span text:style-name="pc"><text:span text:style-name="T1">« </text:span></text:span>ie vous gage<text:line-break/>pour vn touneau de biere que ne l'oseri<text:span text:style-name="typo_5f_reg">e</text:span>z faiĜ<text:line-break/>re<text:span text:style-name="pc"> »</text:span> le prestre disoit <text:span text:style-name="pc"><text:span text:style-name="T1">« </text:span></text:span>cuydez vous que ie ne<text:line-break/>seroye pas si hardy de le faire<text:span text:style-name="pc"> »</text:span> : Et il se tourna<text:line-break/>de l’autel &amp; s'en alla chier vn monsseau diÑ<text:line-break/>sant <text:span text:style-name="pc"><text:span text:style-name="T1">« </text:span></text:span>coustre i’ay gagné le tonneau de biere<text:span text:style-name="pc"> »</text:span>,<text:line-break/>Vlespiegle dist que <text:span text:style-name="pc"><text:span text:style-name="T1">« </text:span></text:span>non, nous voulons preÑ<text:line-break/>mierement mesu<text:span text:style-name="damage">r</text:span>er s’il est au millieu comÑ<text:line-break/>me disiez<text:span text:style-name="pc"> 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Ñ<text:line-break/>ries au sepulchre, &amp; lange leur demãda <text:span text:style-name="pc"><text:span text:style-name="T1">« </text:span></text:span>que<text:line-break/>cherchez vous ?<text:span text:style-name="pc"> »</text:span> Lors r<text:span text:style-name="T21">espondirẽt les femmes<text:line-break/>comme Vlespiegle leur auoit aprins. </text:span><text:span text:style-name="pc"><text:span text:style-name="T1">« </text:span></text:span>Nous<text:line-break/>cherchons vne vielle ribaude d’vn prestre à<text:line-break/>tout vn œil.<text:span text:style-name="pc"> »</text:span> Et quand elle se veit estre moÑ<text:line-break/>quée, elle se leua du sepulchre voulãt frapÑ<text:line-break/><text:soft-pag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p text:style-name="P4">Comment vlespiegle vouÑ<text:line-break/>loit vouler.</text:p>
      <text:p text:style-name="P14"><text:span text:style-name="lettrine4">P</text:span>Ource que Vlespiegle feit merÑ<text:line-break/>ueilles son nom fut cogneu par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pc"><text:span text:style-name="T1">« </text:span></text:span>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<text:span text:style-name="pc"> »</text:span>, &amp; il s’en<text:line-break/>alla de la laissant illec tout le peuple, lors<text:line-break/><text:span text:style-name="pb">[f. 19]<text:line-break/></text:span>tout le peuple se departit de la, l’vn le mauÑ<text:line-break/>dissoit l’autre rioit, disans c’est vn maliÑ<text:line-break/>cieux, car il à dit la verité.</text:p>
      <text:p text:style-name="P4">Comment Vlespiegle donna de la<text:line-break/>medecine à vn docteur.</text:p>
      <text:p text:style-name="P14"><text:soft-page-break/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<text:span text:style-name="typo_5f_reg"> </text:span>sage docteur, lequel les nobles<text:line-break/>ne laymoient point. Et ledit docteur ne<text:line-break/>pouuoit veoir les folz. Et quand il veit VleÑ<text:line-break/>spiegle en la court il disoit à leuesque &amp; à<text:line-break/>ses nobles. <text:span text:style-name="pc"><text:span text:style-name="T1">« </text:span></text:span>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<text:span text:style-name="pc"> »</text:span>, les nobles dirent.<text:line-break/><text:span text:style-name="pc"><text:span text:style-name="T1">« </text:span></text:span>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<text:span text:style-name="pc"> »</text:span> Et les nobles<text:line-break/>dirent à Vlespiegle qu’elle disputation ilz<text:line-break/>auoyent eu pour luy auec le docteur, disans<text:line-break/>que <text:span text:style-name="pc"><text:span text:style-name="T1">« </text:span></text:span>s'il vouloit faire quelque fauceté au doĜ<text:line-break/>cteur nous t’ayderons.<text:span text:style-name="pc"> »</text:span> Vlespiegle respondit<text:line-break/><text:span text:style-name="pc"><text:span text:style-name="T1">« </text:span></text:span>Messeigneurs si vous me voulez ayder, ie le<text:line-break/>payeray biẽ.<text:span text:style-name="pc"> 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<text:span text:style-name="pc"><text:span text:style-name="T1">« </text:span></text:span>Si vous me scauez ayder<text:line-break/>ie vous payeray vostre peine.<text:span text:style-name="pc"> »</text:span> Vlespiegle.<text:line-break/>dist <text:span text:style-name="pc"><text:span text:style-name="T1">« </text:span></text:span>iespere de vous bien ayder mais il faut<text:line-break/>que ie couche vne nuit aupres de vous, &amp; on<text:line-break/>vous couurira bien, affin que vous puissiez<text:line-break/>suer<text:span text:style-name="Police_20_par_20_défaut"><text:span text:style-name="T7">, </text:span></text:span>&amp; par lodeur de la sueur ie cognoistray<text:line-break/>&amp; considereray vosire maladie. Et quel conÑ<text:line-break/>seil on vous pourra dõner<text:span text:style-name="pc"> »</text:span> Et le docteur cuyĜ<text:line-break/>da tout estre vray. Lors Vlespiegle luy dõna<text:line-break/><text:soft-pag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pc"><text:span text:style-name="T1">« </text:span></text:span>Monsieur le docteur comment vous est il ?<text:line-break/>Il me semble que vostre sueur puist fort<text:span text:style-name="pc"> »</text:span>, le<text:line-break/>docteur pensa à soymesme cela ie sens aussi<text:line-break/>bien, &amp; il estoit si plain de la puanteur qu’a<text:line-break/>grand peine il ne pouuoit parler. Lors VlesÑ<text:line-break/>piegle dist. <text:span text:style-name="pc"><text:span text:style-name="T1">« </text:span></text:span>gisez vous tout coy ie yray alluÑ<text:line-break/>mer vne chandelle &amp; regarderay comment<text:line-break/>vous estes disposé.<text:span text:style-name="pc"> »</text:span> Et quãd Vlespiegle se leua<text:line-break/>il laissà aller vn grãt pet, se docteur dist <text:span text:style-name="pc"><text:span text:style-name="T1">« </text:span></text:span>amy<text:line-break/>que ie suis malade<text:span text:style-name="pc"> 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<text:span text:style-name="typo_5f_reg"> </text:span>fort malade de la puãteur. Au matin<text:line-break/>vindrent les nobles visiter le docteur, luy deĜ<text:line-break/>mandant comment il luy estoit : mais il ne<text:line-break/>sauoit à grand peine parler, ains dist à tout<text:line-break/>vne voix malade <text:span text:style-name="pc"><text:span text:style-name="T1">« </text:span></text:span>iestoys enchargé à tout vn<text:line-break/>malicieux ie cuidoy qu’il fust vn maistre en<text:line-break/>medecines<text:span text:style-name="pc"> »</text:span>, mais il estoit vn maistre en toute<text:line-break/>malice, &amp; leur disoit ce que luy estoit adueÑ<text:line-break/>nu. Leuesque &amp; tous ses nobles rioyent diÑ<text:line-break/>sans. <text:span text:style-name="pc"><text:span text:style-name="T1">« </text:span></text:span>Cecy vous est aduenu selon voz parolÑ<text:lin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<text:soft-pag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<text:span text:style-name="typo_5f_reg"> </text:span>sage. Il nya homme si sage qui ne doit<text:line-break/>congnoistre les folz. Car s’il n’y auoit point<text:line-break/>de folz comment pourroit on cognoistre<text:line-break/>les sages ?<text:span text:style-name="pc"> »</text:span> Lors le docteur se teust &amp; onc n'oÑ<text:line-break/>sa se complaindre des folz.<text:line-break/><text:span text:style-name="pb">[f. 23]</text:span></text:p>
      <text:p text:style-name="P5">Comment Vlespiegle fist chier vn<text:line-break/><text:span text:style-name="T62">(D)</text:span>enfant malade comme il disoit<text:line-break/><text:span text:style-name="T62">(D)</text:span>dont il eut grans pris.</text:p>
      <text:p text:style-name="P14"><text:span text:style-name="lettrine4"><text:span text:style-name="T9">B</text:span></text:span><text:span text:style-name="Police_20_par_20_défaut"><text:span text:style-name="T9">On</text:span></text:span>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pc"><text:span text:style-name="T1">« </text:span></text:span>s’il pouuoit<text:line-break/>bien aller à chambre il seroit guary<text:span text:style-name="pc"> »</text:span>. VleÑ<text:line-break/>spiegle répondit qu’il en sauoit bon reÑ<text:line-break/>mede, l’hostesse dit. <text:span text:style-name="pc"><text:span text:style-name="T1">« </text:span></text:span>Si vous sauez ayder à<text:line-break/>mon enfant ie vous donneray ce que vous<text:line-break/>voudrez<text:span text:style-name="pc"> »</text:span>, Vlespiegle répondit. <text:span text:style-name="pc"><text:span text:style-name="T1">« </text:span></text:span>C’est vne<text:line-break/>petite science de cela ie ne veux riens<text:line-break/>auoir.<text:span text:style-name="pc"> 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<text:span text:style-name="pc"><text:span text:style-name="T1">« </text:span></text:span>ie<text:line-break/><text:span text:style-name="pb">[f. 24]<text:line-break/></text:span>l’ay fait. Vous disiez que l’enfant ne saÑ<text:line-break/>uoit aller à chambre parquoy ie l’ay porÑ<text:line-break/>té.<text:span text:style-name="pc"> »</text:span> Lors la femme regarda l’ordure desÑ<text:line-break/>souz la chaire disant à Vlespiegle. <text:span text:style-name="pc"><text:span text:style-name="T1">« </text:span></text:span>Cela est<text:line-break/>qui à fait tant de mal à l’enfant, parquoy<text:line-break/>ie vous remercie que vous auez ainsi ayÑ<text:line-break/>dé à mon enfant.<text:span text:style-name="pc"> »</text:span> Surquoy il répondit. <text:span text:style-name="pc"><text:span text:style-name="T1">« </text:span></text:span>Ie<text:line-break/><text:soft-page-break/>s’ay faire beaucoup de telles médecines.<text:span text:style-name="pc"> 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Comment Vlespiegle guarist tous les<text:line-break/><text:span text:style-name="T62">(D)</text:span>malades en vn iour qui furent à<text:line-break/><text:span text:style-name="T62">(D)</text:span><text:span text:style-name="Police_20_par_20_défaut"><text:span text:style-name="T24">l’</text:span></text:span>hospital de Norembergue.</text:p>
      <text:p text:style-name="P14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pc"><text:span text:style-name="T1">« </text:span></text:span>Si me voulez donner deux cens<text:line-break/>florins ie gueriray tous voz malades &amp; ie<text:line-break/>ne veux point d’argent iusques à ce qu’il<text:line-break/>seront tous gueris &amp; hors l’hospital<text:span text:style-name="pc"> 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<text:span text:style-name="pc"><text:span text:style-name="T1">« </text:span></text:span>Que ie<text:line-break/>vous guerisse tous ce m’est impossible,<text:line-break/>ainsi il me faut brusler vn de vous tout en<text:line-break/>poudre, &amp; de ceste poudre faire vn br<text:span text:style-name="typo_5f_reg">e</text:span>uÑ<text:line-break/>uage pour en donner à boire aux autres<text:line-break/>auec autres medecines. Et est celuy qui<text:line-break/>est le plus malade, &amp; ne peut aller celuy<text:line-break/><text:soft-pag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<text:span text:style-name="pc"> »</text:span>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pc"><text:span text:style-name="T1">« </text:span></text:span>dont vient cecy iay<text:line-break/>donné au maistre grant nombre d’argent<text:line-break/>pour vous ayder &amp; guerir.<text:span text:style-name="pc"> »</text:span> Lors les malaÑ<text:line-break/>des répondirent, <text:span text:style-name="pc"><text:span text:style-name="T1">« </text:span></text:span>il nous auoit menassé &amp;<text:line-break/>dit, que celuy qui demeureroit au lit<text:line-break/>quand il appelleroit il arderoit &amp; à, tout<text:line-break/>la poudre, il guariroit les autres.<text:span text:style-name="pc"> »</text:span> Adonc<text:line-break/>le maistre sentendit d’estre deceu &amp; n’en<text:line-break/>sauoit que faire. Et les malades demouÑ<text:line-break/>royent comme deuant, mais on les receut<text:line-break/>maugrement en l’hospital.<text:line-break/><text:span text:style-name="pb">[f. 27]</text:span></text:p>
      <text:p text:style-name="P5">Comment Vlespiegle se loua pour serĜ<text:line-break/><text:span text:style-name="T62">(D)</text:span>uiteur à vn boulengier.</text:p>
      <text:p text:style-name="Standard"/>
      <text:p text:style-name="P14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pc"><text:span text:style-name="T1">« </text:span></text:span>Ie ne<text:line-break/>donnay onc des chandelles<text:span text:style-name="pc"> »</text:span> : ainsi ilz bulÑ<text:line-break/>toient en la clarté de la lune. Vlespiegle<text:line-break/>dist <text:span text:style-name="pc"><text:span text:style-name="T1">« </text:span></text:span>ie le feray bien aussi.<text:span text:style-name="pc"> »</text:span> Lors le maistre<text:line-break/>s'en alla coucher troys heures, Et tandis<text:line-break/>Vlespiegle print le bulteau &amp; le pendist<text:line-break/><text:soft-pag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<text:span text:style-name="pc">« </text:span>que <text:span text:style-name="T21">diable faites vous la.</text:span><text:line-break/>La farine n’a elle non plus cousté que la<text:line-break/>passer ainsi sur la terre.<text:span text:style-name="pc"> »</text:span> Vlespiegle réponĜ<text:line-break/>dit <text:span text:style-name="pc"><text:span text:style-name="T1">« </text:span></text:span>ie l’ay passée en la clarté de la lune<text:line-break/>comme mauiez commandé<text:span text:style-name="pc"> »</text:span>, le boulenger<text:line-break/>répondit <text:span text:style-name="pc"><text:span text:style-name="T1">« </text:span></text:span>vous la deuiez passer par la clarÑ<text:line-break/>té &amp; nõ pas en la clarté, mais il <text:span text:style-name="T21">n’ya p</text:span>oint<text:line-break/>grand dommage ne grandement de fariÑ<text:line-break/>ne perdue ie la leueray bien tost<text:span text:style-name="pc"> »</text:span>, le bouÑ<text:line-break/><text:span text:style-name="pb">[f. 28]<text:line-break/></text:span>lenger dist <text:span text:style-name="pc"><text:span text:style-name="T1">« </text:span></text:span>il sera maintenant trop tard<text:line-break/>pour cuyre le pain &amp; faire la paste.<text:span text:style-name="pc"> »</text:span> Lors<text:line-break/>Vlespiegle dist. <text:span text:style-name="pc"><text:span text:style-name="T1">« </text:span></text:span>Maistre ie say bon conÑ<text:line-break/>seil la paste de noz voisins gist toute preÑ<text:line-break/>ste ie la vous iray querir.<text:span text:style-name="pc"> »</text:span> Le boulenger se<text:line-break/>courrouca &amp; dist <text:span text:style-name="pc"><text:span text:style-name="T1">« </text:span></text:span>allez au gibet, &amp; allez<text:line-break/>querir cela que vous y trouuerez.<text:span text:style-name="pc"> »</text:span> Et VleĜ<text:line-break/>spiegle répondit <text:span text:style-name="pc"><text:span text:style-name="T1">« </text:span></text:span>bien maistre<text:span text:style-name="pc"> »</text:span>, &amp; il s’en<text:line-break/>alla dessouz le gibet &amp; trouua des os seiÑ<text:line-break/>chez d’vn larron, &amp; les apporta à l’hostel<text:line-break/>disant. <text:span text:style-name="pc"><text:span text:style-name="T1">« </text:span></text:span>Maistre i’apporte ce qui estoit<text:line-break/>souz le gibet. A quoy le voulez vous aÑ<text:line-break/>uoir<text:span text:style-name="pc"> »</text:span>, le boulenger se courrouca disant. <text:span text:style-name="pc"><text:span text:style-name="T1">« </text:span></text:span>Ie<text:line-break/>me complaindray de vous en ta presence<text:line-break/>que vous auez desrobé la iustice.<text:span text:style-name="pc"> 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pc"><text:span text:style-name="T1">« </text:span></text:span>Vlespiegle que<text:line-break/>demandez vous<text:span text:style-name="pc"> »</text:span>, &amp; il r<text:span text:style-name="T21">épondit que riens,</text:span><text:line-break/><text:span text:style-name="pc">« </text:span>ainsi vous disiez que vous vous comÑ<text:line-break/>plaindriez de moy en ma presence deÑ<text:line-break/>uant le Bourgmaistre, &amp; si ie le veoye, il<text:line-break/>me faut auoir mes yeux<text:span text:style-name="pc"> »</text:span>, le boulenger dist<text:line-break/><text:span text:style-name="pc"><text:span text:style-name="T1">« </text:span></text:span>allez hors de mes yeux car vous estes vn<text:line-break/><text:span text:style-name="pb">[f. 29]<text:line-break/></text:span>malicieux.<text:span text:style-name="pc"> »</text:span> Vlespiegl<text:span text:style-name="T21">e dist </text:span><text:span text:style-name="pc"><text:span text:style-name="T1">« </text:span></text:span><text:span text:style-name="T21">l’ on m’</text:span>appelle<text:line-break/>souuentesfois ainsi, mais si i’estois en voz<text:line-break/>yeux, il me faudroit vuyder par voz naÑ<text:line-break/>rines quand vous cloriez voz yeux.<text:span text:style-name="pc"> »</text:span> Et le<text:line-break/><text:soft-page-break/>Bourgmaistre s’en despartit deux, car il<text:line-break/>veoit bien d’y estre fantasme. Vlespiegle<text:line-break/>ce voyant, descouurit son cul, disant <text:span text:style-name="pc"><text:span text:style-name="T1">« </text:span></text:span>maiÑ<text:line-break/>stre si vous voulez cuyre du pain voicy la<text:line-break/>bouche du four<text:span text:style-name="pc"> »</text:span>, &amp; il s’en fouyt laissant le<text:line-break/>boulenger tout seul.</text:p>
      <text:p text:style-name="P6">Comment Vlespiegle fut vn tourier<text:line-break/><text:span text:style-name="T62">(D)</text:span>auec le seigneur de Anhalt pour<text:line-break/><text:span text:style-name="T62">(D)</text:span>garder les ennemys sur la tour,<text:line-break/><text:span text:style-name="T62">(D)</text:span>&amp; estoit centinelle.</text:p>
      <text:p text:style-name="Standard"/>
      <text:p text:style-name="P14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pc"><text:span text:style-name="T1">« </text:span></text:span>pou<text:span text:style-name="T21">rĜ</text:span><text:line-break/>quoy estes vous si coy<text:span text:style-name="pc"> »</text:span> : Il répondit. <text:span text:style-name="pc"><text:span text:style-name="T1">« </text:span></text:span>Ie ne<text:line-break/>dance pas pour ce manger<text:span text:style-name="pc"> »</text:span>, le Conte dist,<text:line-break/><text:span text:style-name="pc"><text:span text:style-name="T1">« </text:span></text:span>ne voulez vous point corner des enneÑ<text:line-break/>mys<text:span text:style-name="pc"> »</text:span>, il répondit, <text:span text:style-name="pc"><text:span text:style-name="T1">« </text:span></text:span>il n’est pas besoing de<text:line-break/>corner des ennemys, car le champ en est<text:line-break/>tout plain, &amp; ont emmené toutes ses vaÑ<text:line-break/>ches, &amp; si ie cornoye des ennemys, il vous.<text:line-break/>pourroient combatre iusques à la porte.<text:span text:style-name="pc"> »</text:span><text:line-break/>Puis apres il fut encor qu’il n’eut nulle<text:line-break/>viande, tellement que le Conte mesmes<text:line-break/>auoit esté querir vn grand butin, si qu'ilz<text:lin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<text:soft-pag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pc"><text:span text:style-name="T1">« </text:span></text:span>Estes vous forcené, que vous cornez des<text:line-break/><text:span text:style-name="pb">[f. 31]<text:line-break/></text:span>ennemys quand il n’en y a point, &amp; quand<text:line-break/>il y sont vous taisez, c’est œuure de traiÑ<text:line-break/>stre.<text:span text:style-name="pc"> 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pc"><text:span text:style-name="T1">« </text:span></text:span>Auez vous paour d’eÑ<text:line-break/>stre batu que vous estes tousiours le derÑ<text:line-break/>nier en vuidant, &amp; le premier en retourÑ<text:line-break/>nant<text:span text:style-name="pc"> »</text:span>, alors il dist. <text:span text:style-name="pc"><text:span text:style-name="T1">« </text:span></text:span>Sire ne vous courrouÑ<text:lin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<text:span text:style-name="pc"> »</text:span>, le Conte dist, <text:span text:style-name="pc"><text:span text:style-name="T1">« </text:span></text:span>vous le voulez donc<text:line-break/>si longuement entretenir &amp; obseruer<text:line-break/>comme auez esté sur la tour.<text:span text:style-name="pc"> »</text:span> Vlespiegle<text:line-break/>dist <text:span text:style-name="pc"><text:span text:style-name="T1">« </text:span></text:span>quand quelqu’vn à le droit il obserue</text:p>
      <text:p text:style-name="P21"><text:span text:style-name="T5">v</text:span><text:span text:style-name="Character_20_style">oulontiers.</text:span><text:span text:style-name="pc"> »</text:span><text:span text:style-name="Character_20_style"> Lors le Conte luy donĜ<text:line-break/>na cong</text:span><text:span text:style-name="Character_20_style"><text:span text:style-name="T58">é</text:span></text:span><text:span text:style-name="Character_20_style">, dont Vlespiegle fut<text:line-break/>tres</text:span><text:span text:style-name="typo_5f_reg"> </text:span><text:span text:style-name="Character_20_style">ioyeux : car il luy desÑ<text:line-break/>pleut d'ainsi courir<text:line-break/>sur les enneÑ<text:line-break/>mys.<text:line-break/></text:span><text:span text:style-name="pb">[f. 32]</text:span></text:p>
      <text:p text:style-name="P4">Comment vlespiegle vainquit le fol<text:line-break/>de poloigne par follies.</text:p>
      <text:p text:style-name="Standard"/>
      <text:p text:style-name="P14"><text:span text:style-name="lettrine4">C</text:span>A<text:span text:style-name="Police_20_par_20_défaut"><text:span text:style-name="T9">smiry</text:span></text:span> le Roy de PoloiÑ<text:line-break/>gne auoit vn fol, lequel il ayÑ<text:line-break/>moit fort, lequel iouoit tres<text:span text:style-name="typo_5f_reg"> </text:span>Ñ<text:line-break/>bien sur la <text:span text:style-name="typo_5f_orig">q</text:span><text:span text:style-name="typo_5f_reg">g</text:span>uiterne, &amp; le Roy<text:line-break/>ouyt dire merueilles de Vlespiegle il aÑ<text:line-break/><text:soft-pag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pc"><text:span text:style-name="T1">« </text:span></text:span>Qui<text:line-break/>vaincra l’vn de vous par follies que l’auÑ<text:line-break/>tre ne peut faire ie luy donray des nouÑ<text:line-break/>ueaux habillemens &amp; vint ducatz, &amp; il<text:line-break/>faut que cecy se face en ma presence.<text:span text:style-name="pc"> 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pc"><text:span text:style-name="T1">« </text:span></text:span>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<text:span text:style-name="pc"> 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au fol du Roy disant <text:span text:style-name="pc"><text:span text:style-name="T1">« </text:span></text:span>faites moy cecy apres,<text:line-break/>&amp; chiez aussi vn monceau au my-lieu, &amp;<text:line-break/>mengez la moytié de mon estront ie menÑ<text:line-break/>geray la moytié du vostre<text:span text:style-name="pc"> »</text:span>, le fol respondit.<text:line-break/><text:span text:style-name="pc"><text:span text:style-name="T1">« </text:span></text:span>Le Diable le vous contreface, combien qu'il<text:line-break/>me faudroit demourer nud tous les iours de<text:line-break/>ma vie ie ne mangeray point du vostre ne<text:line-break/>du mien.<text:span text:style-name="pc"> »</text:span> Et ainsi Vlespiegle obtint le pris,<text:line-break/>&amp; le Roy luy donna les habillemens &amp; les<text:line-break/><text:span text:style-name="typo_5f_reg">.</text:span><text:span text:style-name="T21">xx.</text:span> ducatz. Et il se despartit demourant<text:line-break/>fort en la grace du Roy.</text:p>
      <text:p text:style-name="P6">Comment le Duc de lunemborch<text:line-break/><text:span text:style-name="T62">(D)</text:span>deffendit à Vlespiegle son païs.</text:p>
      <text:p text:style-name="Standard"/>
      <text:p text:style-name="P14"><text:span text:style-name="lettrine4">A</text:span>Zelle au païs de Lunemborch<text:line-break/>Vlespiegle auoit fait quelque<text:line-break/>finesse, parquoy le Duc luy defÑ<text:line-break/>fendit son païs sur le col, &amp; s’il le<text:lin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<text:soft-pag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pc"><text:span text:style-name="T1">« </text:span></text:span>Sire regardez ou Vlespiegle est assis en<text:line-break/>ce cheual.<text:span text:style-name="pc"> »</text:span> Lors le Duc s’en alla aupres de luy<text:line-break/>disant <text:span text:style-name="pc"><text:span text:style-name="T1">« </text:span></text:span>pourquoy estes vous assis dedans ceÑ<text:line-break/>cheual ? ne scais tu pas que ie t’ay deffendu<text:line-break/>mon païs ?<text:span text:style-name="pc"> »</text:span> Vlespiegle dist <text:span text:style-name="pc"><text:span text:style-name="T1">« </text:span></text:span>tres<text:span text:style-name="typo_5f_reg"> </text:span>redouté seiÑ<text:line-break/>gneur ayez mercy de moy. I’alloys seoir en<text:line-break/>mon cheual, i’ay souuentesfois ouy dire que<text:line-break/>chacun est franc en ses quatre pattes : car fort<text:line-break/>vous doutoys<text:span text:style-name="pc"> »</text:span>, lors le Duc rist disant. <text:span text:style-name="pc"><text:span text:style-name="T1">« </text:span></text:span>Vuidez<text:line-break/>hors du cheual, &amp; demourez comme vous<text:line-break/>estes.<text:span text:style-name="pc"> »</text:span> Et il saillist hors du cheual disant, <text:span text:style-name="pc"><text:span text:style-name="T1">« </text:span></text:span>ie<text:line-break/>vous remercie mon cher cheual qu’auez<text:line-break/>gardé ma vie, &amp; auez fait vn debonnaire<text:line-break/>seigneur pour moy, &amp;c.<text:span text:style-name="pc"> »</text:span></text:p>
      <text:p text:style-name="P6">Comment il s'en alla apres le Duc<text:line-break/><text:span text:style-name="T62">(D)</text:span>de Hessen pour vn paintre.</text:p>
      <text:p text:style-name="Standard"/>
      <text:p text:style-name="P14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pc"><text:span text:style-name="T1">« </text:span></text:span>Sire ie suis vn painĜ<text:line-break/>tre, dont l’on ne trouue le pareil : car ma<text:line-break/>science surmonte la plus grand partie des<text:line-break/>paintres<text:span text:style-name="pc"> »</text:span> : le Conte luy dist : <text:span text:style-name="pc"><text:span text:style-name="T1">« </text:span></text:span>Auez vous rien<text:line-break/><text:span text:style-name="pb">[f. 35]<text:line-break/></text:span>de vostre ouurage aupres de vous ?<text:span text:style-name="pc"> »</text:span> &amp; il dist<text:line-break/>que ouy, &amp; il monstra paintures qu’il auoit<text:line-break/>apportées de Flandres lesquelles mout plaiÑ<text:line-break/>soient au Conte. Alors dist le Conte <text:span text:style-name="pc"><text:span text:style-name="T1">« </text:span></text:span>maiÑ<text:line-break/>stre combien voulez vous auoir &amp; me feÑ<text:line-break/>rez ma sale tout à l’entour par paintures ?<text:line-break/>&amp; la y ferez la generation de nostre sang<text:line-break/>de Hessen auec leurs femmes, &amp; comment<text:line-break/>noz ancestres ont esté mariés à Princes &amp;<text:line-break/>Seigneurs, &amp; cela vous faut il faire si preÑ<text:line-break/>cieux, &amp; sumptueux que vous pourrez.<text:span text:style-name="pc"> »</text:span> Lors<text:line-break/>Vlespiegle dist. <text:span text:style-name="pc"><text:span text:style-name="T1">« </text:span></text:span>Tres<text:span text:style-name="typo_5f_reg"> </text:span>redouté seigneur ainsi<text:line-break/>que vostre grace le veut auoir, cousteroit<text:line-break/><text:soft-page-break/>bien quatre cens florins dor.<text:span text:style-name="pc"> »</text:span> Alors le Conte<text:line-break/>dist, <text:span text:style-name="pc"><text:span text:style-name="T1">« </text:span></text:span>faites le nous accorderons bien, &amp; auec<text:line-break/>ce, ie vous feray vn plaisir.<text:span text:style-name="pc"> 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<text:span text:style-name="T21">e fire</text:span>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pc"><text:span text:style-name="T1">« </text:span></text:span>Cher maistre souffres que nous pouons<text:line-break/>regarder si louurage est bon<text:span text:style-name="pc"> »</text:span>, <text:span text:style-name="pc"><text:span text:style-name="T1">« </text:span></text:span>bien <text:span text:style-name="pc">(</text:span>dist il<text:span text:style-name="pc">)</text:span> ie<text:line-break/>vous diray, deuant que vous verrez mon ou<text:span text:style-name="Police_20_par_20_défaut"><text:span text:style-name="T9">Ñ<text:line-break/></text:span></text:span>urage. Qui n’est point legitime ne peut<text:line-break/>veoir ma painture<text:span text:style-name="pc"> »</text:span>, le conte dist. <text:span text:style-name="pc"><text:span text:style-name="T1">« </text:span></text:span>Ce seroit<text:line-break/>vne moult merueilleuse chose<text:span text:style-name="pc"> 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pc"><text:span text:style-name="T1">« </text:span></text:span>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<text:span text:style-name="pc"> »</text:span> Ce Lantgraue ne veoit autre chose que<text:line-break/>le blanc mur, &amp; pensa en soymesmes, <text:span text:style-name="pc"><text:span text:style-name="T1">« </text:span></text:span>ie suis<text:line-break/>donc vn filz d’vne ribaude : car ie ne voys<text:line-break/>autre chose que la blanche paroy.<text:span text:style-name="pc"> »</text:span> Mais pour<text:line-break/>la ioyeuseté, il dit à Vlespiegle. <text:span text:style-name="pc"><text:span text:style-name="T1">« </text:span></text:span>Maistre voÑ<text:line-break/>stre ouurage me plaist fort bien, mais nous<text:line-break/><text:span text:style-name="pb">[f. 37]<text:line-break/></text:span>n’auons point encore le meilleur entendeÑ<text:line-break/>ment<text:span text:style-name="pc"> »</text:span>, &amp; s’en alla de la salle vers la contesse.<text:line-break/>Laquelle luy demanda. <text:span text:style-name="pc"><text:span text:style-name="T1">« </text:span></text:span>Comment fait voÑ<text:line-break/><text:soft-page-break/>stre paintre, &amp; comment vous semble son<text:line-break/>ouurage, car i’ay malle fiance en luy, car il<text:line-break/>voit comme vn malicieux.<text:span text:style-name="pc"> »</text:span> Le seigneur dist.<text:line-break/><text:span text:style-name="pc"><text:span text:style-name="T1">« </text:span></text:span>Chere dame, son ouurage est bon, &amp; me<text:line-break/>plaist bien, &amp; s’il plaist au maistre allez le<text:line-break/>aussi regarder<text:span text:style-name="pc"> 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<text:span text:style-name="pc"><text:span text:style-name="T1">« </text:span></text:span>maistre ie<text:line-break/>ne voy nulle painture, &amp; deusse ie à iamais<text:line-break/>demourer enfant d’vne putain.<text:span text:style-name="pc"> »</text:span>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<text:span text:style-name="pc"><text:span text:style-name="T1">« </text:span></text:span>mon seiÑ<text:line-break/>gneur à qui qu’il plaise, il ne plaist pas à noÑ<text:line-break/>stre sotte, car elle ne voit aucune painture<text:line-break/>n'aussi aucune de noz damoiseles, &amp; ie me<text:line-break/>douté que ce ne soit que tromperie<text:span text:style-name="pc"> 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<text:span text:style-name="pc"><text:span text:style-name="T1">« </text:span></text:span>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hors de nostre païs<text:span text:style-name="pc"> »</text:span>, &amp; Vlespiegle se partit<text:line-break/>de la &amp; onc ne voulut estre despuis paintre.</text:p>
      <text:p text:style-name="P4">Comment Vlespiegle disputa<text:line-break/>entre les docteurs.</text:p>
      <text:p text:style-name="P14"><text:soft-page-break/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re. Or quand il fut assis en la grand chaire,<text:line-break/>le recteur luy va demander. <text:span text:style-name="pc"><text:span text:style-name="T1">« </text:span></text:span>Combien de<text:line-break/>muioz d’eau y a il en la mer ?<text:span text:style-name="pc"> »</text:span> Vlespiegle<text:line-break/>dist. <text:span text:style-name="pc"><text:span text:style-name="T1">« </text:span></text:span>Faites toutes les eaues demourer coy &amp;<text:line-break/>ie le mesureray<text:span text:style-name="pc"> »</text:span>, &amp; par bonnes raisons vous<text:line-break/>feray entendre ce que au recteur estoit imÑ<text:line-break/>possible, ainsi il laissa à Vlespiegle le mesuÑ<text:line-break/>rer. Le recteur honteux demanda encore.<text:line-break/><text:span text:style-name="pc"><text:span text:style-name="T1">« </text:span></text:span>Combien de iours sont passez depuis Adam<text:line-break/>iusques à maintenant ?<text:span text:style-name="pc"> »</text:span> Vlespiegle responÑ<text:line-break/>dit. <text:span text:style-name="pc"><text:span text:style-name="T1">« </text:span></text:span>Nomplus que sept, lesquelz quand ilz<text:line-break/>sont passez, de rechef recommancent autres<text:line-break/>sept iours, &amp; ainsi durera iusques en la fin du<text:line-break/>monde.<text:span text:style-name="pc"> »</text:span> Or me dites la tro<text:span text:style-name="typo_5f_orig">i</text:span>siesme demande.<text:line-break/><text:span text:style-name="pc"><text:span text:style-name="T1">« </text:span></text:span>Ou est le myllieu du monde ?<text:span text:style-name="pc"> »</text:span> Vlespiegle<text:line-break/>dist. <text:span text:style-name="pc"><text:span text:style-name="T1">« </text:span></text:span>C'est ceste maison, &amp; ce trouuerez vous<text:line-break/>ainsi, faites la mesurer tres<text:span text:style-name="typo_5f_reg"> </text:span>honnoré recteur,<text:line-break/>à tout vne longue corde, &amp; s’il y faut la larÑ<text:line-break/>geur d’vne paille i’auray tort.<text:span text:style-name="pc"> »</text:span> Mais ainÑ<text:line-break/>çoys que le recteur le laissast mesurer il<text:line-break/>luy donna raison. <text:span text:style-name="T39">Quartement</text:span><text:span text:style-name="T21"> </text:span>demanda<text:line-break/>le Recteur. <text:span text:style-name="pc"><text:span text:style-name="T1">« </text:span></text:span>Combien y a il de la terÑ<text:line-break/>re iusques au Ciel ?<text:span text:style-name="pc"> »</text:span> Vlespiegle dist, <text:span text:style-name="pc"><text:span text:style-name="T1">« </text:span></text:span>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<text:span text:style-name="pc"> »</text:span> Encore demãda le recteur<text:line-break/><text:span text:style-name="pb">[f. 40]<text:line-break/></text:span><text:span text:style-name="pc"><text:span text:style-name="T1">« </text:span></text:span>Combien large est le Ciel.<text:span text:style-name="pc"> »</text:span> Il dist que <text:span text:style-name="pc"><text:span text:style-name="T1">« </text:span></text:span>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que i’ay raison ilz ne scauoient que dire<text:span text:style-name="pc"> »</text:span>, ilz<text:line-break/>leur failloit donner à Vlespiegle droit &amp;<text:line-break/>raison. Mais il partit de la se doutãt que auÑ<text:line-break/>cun mal luy pourroit auenir ou estre fait.</text:p>
      <text:p text:style-name="P4"><text:soft-page-break/>Comment Vlespiegle deuint<text:line-break/>vn questeur.</text:p>
      <text:p text:style-name="P13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<text:span text:style-name="T21">ue<text:line-break/>chose de bon, &amp; puis de la teste qu’il auoit,</text:span>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<text:soft-pag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<text:span text:style-name="T21">n’oucuperoit</text:span> n'argueĜ<text:line-break/>roit l’autre de deshonnesteté &amp; desloyauté :<text:line-break/>car ilz estoiẽt tous francs &amp; deliures, car s’ilz<text:lin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/text:p>
      <text:p text:style-name="P4">Comment Vlespiegle mangea à<text:line-break/>Bambergue pour argent.</text:p>
      <text:p text:style-name="P14"><text:span text:style-name="lettrine4"><text:span text:style-name="T62">V</text:span></text:span>N iour il vint de Norembergue<text:line-break/>à Bambergue &amp; auoit grãd fain<text:line-break/>&amp; s'en alla en vn logis ou pour<text:line-break/>lors estoit vne ioyeuse hostesse<text:line-break/>laquelle l’appella tres<text:span text:style-name="typo_5f_reg"> </text:span>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pc"><text:span text:style-name="T1">« </text:span></text:span>ie suis vn<text:line-break/>poure compagnon donnez moy quelque<text:line-break/>peu à menger pour Dieu.<text:span text:style-name="pc"> »</text:span> Alors l’hostesÑ<text:line-break/>se dist, <text:span text:style-name="pc"><text:span text:style-name="T1">« </text:span></text:span>à la boucherie &amp; au boulenger ie<text:line-break/>ne puis riens auoir pour Dieu, pourtant, ie<text:line-break/><text:span text:style-name="pb">[f. 43]<text:line-break/></text:span>prens de l’argent<text:span text:style-name="pc"> »</text:span> Vlespiegle dist, <text:span text:style-name="pc"><text:span text:style-name="T1">« </text:span></text:span>cela me<text:line-break/>sert aussi bien menger pour argent pour<text:line-break/>combien<text:span text:style-name="T21"> mengera on</text:span><text:span text:style-name="pc"> »</text:span><text:span text:style-name="T21">, l’ostesse dit. </text:span><text:span text:style-name="pc"><text:span text:style-name="T1">« </text:span></text:span><text:span text:style-name="T21">A la taÑ<text:line-break/>ble des Seigneurs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 à<text:line-break/>l’autre </text:span><text:span text:style-name="typo_5f_orig">. </text:span><text:span text:style-name="typo_5f_reg"><text:s/>.</text:span><text:span text:style-name="Police_20_par_20_défaut"><text:span text:style-name="T10">xviii</text:span></text:span><text:span text:style-name="T21">. auec mon mesnage pour</text:span><text:span text:style-name="typo_5f_orig">. </text:span><text:span text:style-name="typo_5f_reg"><text:s/>.</text:span><text:span text:style-name="Police_20_par_20_défaut"><text:span text:style-name="T10">xii</text:span></text:span><text:span text:style-name="T21">.<text:line-break/>deniers.</text:span><text:span text:style-name="pc"> »</text:span><text:span text:style-name="T21"> Lors Vlespiegle dist </text:span><text:span text:style-name="pc"><text:span text:style-name="T1">« </text:span></text:span><text:span text:style-name="T21">le plus grand<text:line-break/>argent me sert mieux</text:span><text:span text:style-name="pc"> »</text:span><text:span text:style-name="T21"> &amp; il s'en alla seoir à<text:line-break/>la table des seigneurs, &amp; mengea tout plain.<text:line-break/>Et quant il fut bien plain il dist. </text:span><text:span text:style-name="pc"><text:span text:style-name="T1">« </text:span></text:span><text:span text:style-name="T21">Hostesse il<text:line-break/>men faut partir dicy, &amp; n'ay point grãment<text:line-break/>d’argent, vueillez moy chasser dicy.</text:span><text:span text:style-name="pc"> »</text:span><text:span text:style-name="T21"> La dame<text:line-break/>dist. </text:span><text:span text:style-name="pc"><text:span text:style-name="T1">« </text:span></text:span><text:span text:style-name="T21">Cher amy donnes moy 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<text:line-break/>&amp; allez.</text:span><text:span text:style-name="pc"> »</text:span><text:span text:style-name="T21"> </text:span><text:span text:style-name="pc"><text:span text:style-name="T1">« </text:span></text:span><text:span text:style-name="T21">Nenny ce dit Vlespiegle vous me<text:line-break/>don</text:span><text:span text:style-name="typo_5f_reg">e</text:span><text:span text:style-name="T21">rez 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 deniers, car vous disiez qu'a<text:line-break/>la table des seigneurs lon mẽge pour</text:span><text:span text:style-name="typo_5f_orig">. </text:span><text:span text:style-name="typo_5f_reg"><text:s/>.</text:span><text:span text:style-name="Police_20_par_20_défaut"><text:span text:style-name="T10">xxiiii</text:span></text:span><text:span text:style-name="T21">.<text:line-break/></text:span><text:soft-page-break/><text:span text:style-name="T21">deniers cela ay ie entendu que par cela ie</text:span>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<text:span text:style-name="pc"> »</text:span>, lors dit l’hostesse. <text:span text:style-name="pc"><text:span text:style-name="T1">« </text:span></text:span>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<text:span text:style-name="pc"> »</text:span> Ainsi<text:line-break/>se partit Vlespiegle sans en auoir bon gré.<text:line-break/><text:span text:style-name="pb">[f. 44]</text:span></text:p>
      <text:p text:style-name="P4">Comment Vlespiegle s’en alla à<text:line-break/>Romme pour parler au pape.</text:p>
      <text:p text:style-name="P14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pc"><text:span text:style-name="T1">« </text:span></text:span>suis icy venu pour parler<text:line-break/>au pape<text:span text:style-name="pc"> »</text:span>. Lors la véfue luy dist. <text:span text:style-name="pc"><text:span text:style-name="T1">« </text:span></text:span>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<text:span text:style-name="pc"> »</text:span> Lors dist Vlespiegle à son hostesse, <text:span text:style-name="pc"><text:span text:style-name="T1">« </text:span></text:span>si ie<text:line-break/>vous faisoys parler à luy me donneries vous<text:line-break/>les cent ducatz ?<text:span text:style-name="pc"> »</text:span> la véfue dit hardiment que<text:line-break/>ouy car elle ne pensoit point qui la sauroit<text:line-break/>faire parler à luy sinon par grans dons.<text:lin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<text:soft-pag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<text:span text:style-name="pc"><text:span text:style-name="T1">« </text:span></text:span><text:span text:style-name="typo_5f_orig"><text:span text:style-name="T6">l</text:span></text:span><text:span text:style-name="typo_5f_reg">I</text:span><text:span text:style-name="T61">e </text:span>suis vn hõme chrestiẽ, &amp; tiẽs la mesme foy<text:line-break/>que mon hostesse tient<text:span text:style-name="pc"> »</text:span>, &amp; la nõma par nom<text:line-break/>car elle estoit bien cogneue laquelle fut deÑ<text:line-break/>mandée &amp; vint deuant le pape qui luy dist<text:line-break/><text:span text:style-name="pc"><text:span text:style-name="T1">« </text:span></text:span>Dame quelle creãce ou foy tenez vous ?<text:span text:style-name="pc"> »</text:span> Elle<text:line-break/>respondit. <text:span text:style-name="pc"><text:span text:style-name="T1">« </text:span></text:span>Ie croy en la sainte foy catholicÑ<text:line-break/>que, &amp; en tout ce que la sainte eglise comÑ<text:line-break/>mande &amp; defend.<text:span text:style-name="pc"> »</text:span> Lors Vlespiegle dist <text:span text:style-name="pc"><text:span text:style-name="T1">« </text:span></text:span>cela<text:line-break/>croy ie aussi.<text:span text:style-name="pc"> »</text:span> Le pape dit <text:span text:style-name="pc"><text:span text:style-name="T1">« </text:span></text:span>pourquoy vous<text:line-break/>tournastes vous en la messe le dos vers le<text:line-break/>saint sacrement ?<text:span text:style-name="pc"> »</text:span> Vlespiegle dist. <text:span text:style-name="pc"><text:span text:style-name="T1">« </text:span></text:span>Tres saint<text:line-break/><text:span text:style-name="pb">[f. 46]<text:line-break/></text:span>pere, ie suis vn grãd pecheur il me sembloit<text:line-break/>que ie nestoye pas digne de veoir le saint saĜ<text:line-break/>crement deuãt que ie fusse net<text:span text:style-name="pc"> 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P7">Comment Vlespiegle deceut à francÑ<text:line-break/><text:span text:style-name="T62">(D)</text:span>fort troys Iuifz ausquelz il venÑ<text:line-break/><text:span text:style-name="T62">(D)</text:span>dit de la merde.</text:p>
      <text:p text:style-name="P14"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<text:soft-page-break/>à soy mesmes <text:span text:style-name="pc"><text:span text:style-name="T1">« </text:span></text:span>vous. hanterez aussi la marÑ<text:line-break/>chandise vous estes fort &amp; ieune &amp; ne besonĜ<text:line-break/>gnez point voulontiers, parquoy.aussi pratiÑ<text:line-break/>querez pour auoir argẽt sans peine ou traÑ<text:line-break/>uail.<text:span text:style-name="pc"> »</text:span>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ypo_5f_orig"><text:span text:style-name="T59">el</text:span></text:span><text:span text:style-name="typo_5f_reg"><text:span text:style-name="T60">le</text:span></text:span><text:span text:style-name="T21">quelz</text:span>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pc"><text:span text:style-name="T1">« </text:span></text:span>Par cecy pourrions bien dire quand<text:line-break/>nostre messias viẽdra, &amp; ce seroit à noz Iuifz<text:line-break/>vn grand confort<text:span text:style-name="pc"> 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pc"><text:span text:style-name="T1">« </text:span></text:span>selon que ma marchanÑ<text:line-break/>dise est ainsi menuoye dieu des marchans,<text:line-break/>car aux Iuifz sert ceste marchandise<text:span text:style-name="pc"> »</text:span>. Et dist,<text:line-break/><text:span text:style-name="pc"><text:span text:style-name="T1">« </text:span></text:span>Ie vous en dõne vne pour <text:span text:style-name="typo_5f_reg">.</text:span><text:span text:style-name="T21">ccccc.</text:span><text:span text:style-name="Police_20_par_20_défaut"><text:span text:style-name="T21"> </text:span></text:span><text:span text:style-name="T21">fl</text:span>orins d’or.<text:line-break/>Et si ne les voulez donner despartez vous diÑ<text:line-break/>cy &amp; laissez lestront tout coy.<text:span text:style-name="pc"> »</text:span> Quand VlesÑ<text:line-break/>piegle si fierement parla ilz cuyderent tout<text:line-break/>estre vray. Et affin qu’ilz ne le courrousasÑ<text:line-break/><text:soft-pag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<text:span text:style-name="pc"><text:span text:style-name="T1">« </text:span></text:span>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<text:span text:style-name="pc"> »</text:span> Lors y auoit vn<text:line-break/><text:span text:style-name="pb">[f. 49]<text:line-break/></text:span>qui aussi lesprouua lequel dist, <text:span text:style-name="pc"><text:span text:style-name="T1">« </text:span></text:span>lesprit de<text:line-break/>prophetiser est en moy, car nous sommes<text:line-break/>trompez &amp; deceuz, car cecy n’est autre choÑ<text:line-break/>se que de la merde<text:span text:style-name="pc"> 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P4">Comment Vlespiegle gagna le cheual<text:line-break/>du curé par sa confession.</text:p>
      <text:p text:style-name="P14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<text:span text:style-name="T21">mout</text:span> le<text:line-break/>cheual du prestre à achepter pour argent, &amp;<text:line-break/>enuoya souuentesfoys au curé qu’il luy voulĜ<text:line-break/><text:span text:style-name="T21">sist </text:span>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<text:soft-page-break/>oyant si dist au Duc <text:span text:style-name="pc"><text:span text:style-name="T1">« </text:span></text:span>sire que me voulez donĜ<text:line-break/><text:span text:style-name="pb">[f. 50]<text:line-break/></text:span>ner, &amp; ie vous liureray le cheual du prestre<text:line-break/>franc.<text:span text:style-name="pc"> »</text:span> Le Duc respondit, <text:span text:style-name="pc"><text:span text:style-name="T1">« </text:span></text:span>ie vous dõneray ma<text:line-break/>robbe qui est de rouge camelot &amp; vn manÑ<text:line-break/>teau mout richement orné de perles.<text:span text:style-name="pc"> 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pc"><text:span text:style-name="T1">« </text:span></text:span>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<text:span text:style-name="pc"> »</text:span> Vlespiegle<text:line-break/>dist <text:span text:style-name="pc"><text:span text:style-name="T1">« </text:span></text:span>ie le veux bien confesser, mais vous en<text:line-break/>serez courroucé, &amp; le peché n’est pas si grãd<text:line-break/>mais il vous touche<text:span text:style-name="pc"> »</text:span>, lors le prestre plus desira<text:line-break/>de le sauoir, &amp; dist <text:span text:style-name="pc"><text:span text:style-name="T1">« </text:span></text:span>combiẽ que vous eussiez<text:line-break/>desrobe quelque chose ou tel qu'il seroit ceÑ<text:line-break/>luy à qui on le confesseroit luy pardonneÑ<text:line-break/>roit, &amp; iamais ne le hairoit.<text:span text:style-name="pc"> »</text:span> Vlespiegle dist.<text:line-break/><text:span text:style-name="pc"><text:span text:style-name="T1">« </text:span></text:span>O sire ie say bien que vous vous courrouceÑ<text:line-break/>rez, mais ie me sens si mal que ie le vous<text:line-break/>veux dire. I’ay couché pres de vostre chãbrieĜ<text:line-break/>re<text:span text:style-name="pc"> »</text:span>, il luy demanda quãtesfoys, il dist, <text:span text:style-name="pc"><text:span text:style-name="T1">« </text:span></text:span>nõ plus<text:line-break/>que cinq foys<text:span text:style-name="pc"> »</text:span>, le prestre pẽsa cinq playes en<text:line-break/><text:soft-pag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pc"><text:span text:style-name="T1">« </text:span></text:span>il c’est confessé, est tellemẽt disposé<text:line-break/>que bien le croy.<text:span text:style-name="pc"> 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pc"><text:span text:style-name="T1">« </text:span></text:span>Sire ayez souuenanÑ<text:line-break/>ce qu’auez reuelé confessiõ, men iray a HalĜ<text:line-break/>uerstat &amp; le diray a leuesque<text:span text:style-name="pc"> 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pc"><text:span text:style-name="T1">« </text:span></text:span>ie ne prẽdray pas cent florins pour le<text:line-break/>taire, ie le reciteray à leuesque cõme il apÑ<text:line-break/>partiẽt<text:span text:style-name="pc"> »</text:span>, le prestre pria sa chãbriere en plouÑ<text:line-break/>rant qu’elle vousist aller à Vlespiegle &amp; luy<text:line-break/>porter ce qu’il voudra &amp; qu’elle luy dõnast,<text:line-break/>lors Vlespiegle dist. <text:span text:style-name="pc"><text:span text:style-name="T1">« </text:span></text:span>S’il me veut donner son<text:line-break/>cheual ie n'en diray riẽs, &amp; autre chose ie ne<text:line-break/>veux auoir<text:span text:style-name="pc"> 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pan text:style-name="pb">[f. 53]<text:line-break/></text:span>laquelle Viespiegle fist par le curé hayr ce<text:line-break/>que deuant si cherement aymoit.</text:p>
      <text:p text:style-name="titre3">Comment Vlespiegle se loua à vn marechal.</text:p>
      <text:p text:style-name="P14"><text:soft-page-break/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pc"><text:span text:style-name="T1">« </text:span></text:span>suiuez moy auec les<text:line-break/>souffletz<text:span text:style-name="pc"> »</text:span>, &amp; le maistre s’en alla au iardin<text:line-break/>faire son eau &amp; Vlespiegle print le sofflet,<text:line-break/>&amp; suyuoit son maistre au iardin, &amp; dist, <text:span text:style-name="pc"><text:span text:style-name="T1">« </text:span></text:span>MaiÑ<text:line-break/>stre i’apporte icy l’vn des soufflez ou le laisÑ<text:line-break/>feray ie, ie men iray querir l’autre<text:span text:style-name="pc"> »</text:span>, le maiÑ<text:line-break/>stre dist. <text:span text:style-name="pc"><text:span text:style-name="T1">« </text:span></text:span>Cher valet ie ne l’entendz pas ainsi<text:line-break/>allez &amp; rapportez le en sa place<text:span text:style-name="pc"> 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pc"><text:span text:style-name="T1">« </text:span></text:span>Dou vient ce que nous leuous<text:line-break/>si matin nous n’auons point accoustumé ce<text:span text:style-name="pc"> »</text:span>,<text:line-break/>Vlespiegle dist <text:span text:style-name="pc"><text:span text:style-name="T1">« </text:span></text:span>s'il vous plaist ie luy demanÑ<text:line-break/>deray<text:span text:style-name="pc"> »</text:span>, ilz dirẽt que ouy. Lors Vlespiegle dist<text:line-break/><text:span text:style-name="pc"><text:span text:style-name="T1">« </text:span></text:span>maistre pourquoy nous esueillez vous si maĜ<text:line-break/>tin ?<text:span text:style-name="pc"> »</text:span> il dist. <text:span text:style-name="pc"><text:span text:style-name="T1">« </text:span></text:span>C’est ma maniere q̃ mes valetz les<text:line-break/>premiers sept iours, non plus qu’vne demy<text:line-break/>nuit dormẽt.<text:span text:style-name="pc"> 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pc"><text:span text:style-name="T1">« </text:span></text:span>regardez <text:span text:style-name="pc">(</text:span>dist le maistre<text:span text:style-name="pc">)</text:span>, estes vous<text:line-break/>enraigé ou fol, pourquoy ne laissez vous<text:line-break/>point vostre lit sur sa place<text:span text:style-name="pc"> »</text:span>, Vlespiegle<text:line-break/>dist, <text:span text:style-name="pc"><text:span text:style-name="T1">« </text:span></text:span>maistre ne vous courroucez pas, c’est<text:line-break/>ma maniere que quand i’ay couché vne<text:line-break/>demy nuit sur le lit que lors le lit gise<text:line-break/>vne demie nuit sur moy.<text:span text:style-name="pc"> »</text:span> Le maistre dist.<text:line-break/><text:span text:style-name="pc"><text:span text:style-name="T1">« </text:span></text:span>Portez le lit sur sa place, &amp; allez la haut<text:line-break/>hors de ma maison<text:span text:style-name="pc"> »</text:span>, lors Vlespiegle dist,<text:line-break/><text:span text:style-name="pc"><text:span text:style-name="T1">« </text:span></text:span>bien maistre<text:span text:style-name="pc"> »</text:span>, &amp; il porta le lit sur sa place,<text:line-break/>&amp; print vne eschelle &amp; monta en haut<text:line-break/>sur la maison, &amp; rompit le toit, &amp; deualla<text:line-break/>par le toit dehors la maison &amp; se partit<text:line-break/>de la, le mareschal ouyt quelque chose<text:line-break/>tomber sus le grenier &amp; le suiuoit auec<text:line-break/>les autres valetz &amp; veit que le toit estoit <text:span text:style-name="Police_20_par_20_défaut"><text:span text:style-name="T11">:</text:span></text:span><text:line-break/>rompu de la maison, &amp; que par la VlespieĜ<text:line-break/>gle y estoit vuidé, lors le maistre deuint<text:line-break/><text:soft-page-break/>plus courroucé &amp; print vne espée &amp; le<text:line-break/>vouloir poursuiuir, mais les valetz le teÑ<text:line-break/>noient disans, <text:span text:style-name="pc"><text:span text:style-name="T1">« </text:span></text:span>maistre appaisez vous, car<text:line-break/>il n’a fait autrement que luy auiez comÑ<text:line-break/>mandé vous luy auez commandé d’aller<text:line-break/>la haut hors de la maison ce qu'il à fait<text:line-break/>comme l’on peut veoir<text:span text:style-name="pc"> »</text:span>, &amp; il fallut que le<text:line-break/><text:span text:style-name="pb">[f. 55]<text:line-break/></text:span>maistre fut content &amp; refaire son toit<text:span text:style-name="Police_20_par_20_défaut"><text:span text:style-name="T12">,</text:span></text:span><text:line-break/>car Vlespiegle estoit en voye.</text:p>
      <text:p text:style-name="P4">Comment Vlespiegle se loua auec<text:line-break/>vn cordonnier.</text:p>
      <text:p text:style-name="P14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pc"><text:span text:style-name="T1">« </text:span></text:span>maistre quelle façon tailleray-ie<text:span text:style-name="pc"> »</text:span>, le corÑ<text:line-break/>donnier dist, <text:span text:style-name="pc"><text:span text:style-name="T1">« </text:span></text:span>taillez grans &amp; petis comÑ<text:line-break/>me le porcher chasse dehors la porte<text:span text:style-name="pc"> »</text:span>, VleĜ<text:line-break/>spiegle dist <text:span text:style-name="pc"><text:span text:style-name="T1">« </text:span></text:span>bien<text:span text:style-name="pc"> »</text:span>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pc"><text:span text:style-name="T1">« </text:span></text:span>Qu'auez vous taillé &amp; m’aÑ<text:line-break/>uez tant de cuir gasté<text:span text:style-name="pc"> »</text:span>. Vlespiegle dist, <text:span text:style-name="pc"><text:span text:style-name="T1">« </text:span></text:span>ie<text:line-break/>l’ay fait comme le vouliez auoir<text:span text:style-name="pc"> »</text:span>, le maiÑ<text:line-break/>stre dist. <text:span text:style-name="pc"><text:span text:style-name="T1">« </text:span></text:span>Ce n’est pas ainsi ie ne vous auoi<text:span text:style-name="typo_5f_reg">s</text:span><text:line-break/>pas commandé de gaster mon cuir.<text:span text:style-name="pc"> »</text:span> <text:span text:style-name="pc"><text:span text:style-name="T1">« </text:span></text:span>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petis, &amp; que les coudriez.<text:span text:style-name="pc"> »</text:span> Alors <text:span text:style-name="pc"><text:span text:style-name="T1">« </text:span></text:span>VlespieÑ<text:line-break/>gle <text:span text:style-name="pc">(</text:span>dist. Maistre<text:span text:style-name="pc">)</text:span> si ainsi l’eussiez dit, ie<text:line-break/>l’eusse volontiers fait, &amp; encore le feray<text:line-break/>ie.<text:span text:style-name="pc"> »</text:span> Lors le maistre luy pardonna : car il<text:line-break/>promist de faire ce qu’il luy diroit &amp; comĜ<text:line-break/>manderoit. Le lendemain le maistre mesÑ<text:line-break/>mes tailla les souliers, &amp; les donna à VleÑ<text:line-break/>spiegle disant. <text:span text:style-name="pc"><text:span text:style-name="T1">« </text:span></text:span>Cousez les petis souliers<text:line-break/>auec les grans l’vn parmy l’autre<text:span text:style-name="pc"> »</text:span>, le maiÑ<text:line-break/><text:soft-pag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pc"><text:span text:style-name="T1">« </text:span></text:span>vous estes vn bon valet :<text:line-break/>car vous faites ce qu'on vous commande.<text:span text:style-name="pc"> »</text:span>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<text:span text:style-name="pc"> »</text:span> : le maistre fut haÑ<text:line-break/>stif &amp; print le cuyr taillé &amp; dist. <text:span text:style-name="pc"><text:span text:style-name="T1">« </text:span></text:span>Tenez<text:line-break/>vela autres cuyr taillez d’autre souliers seĜ<text:line-break/>lon vne forme<text:span text:style-name="pc"> 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pc"><text:span text:style-name="T1">« </text:span></text:span>N’apÑ<text:line-break/>partient il pas à vn fenestre aussi vn droit<text:line-break/>soulier ?<text:span text:style-name="pc"> »</text:span> Vlespiegle dist <text:span text:style-name="pc"><text:span text:style-name="T1">« </text:span></text:span>voire si les vouÑ<text:line-break/>lez auoir i’en tailleray bien des droitz.<text:span text:style-name="pc"> »</text:span><text:line-break/>Et le maistre dist. <text:span text:style-name="pc"><text:span text:style-name="T1">« </text:span></text:span>Prenez vous vn souÑ<text:line-break/>lier sans l’autre ?<text:span text:style-name="pc"> »</text:span> Vlespiegle dist <text:span text:style-name="pc"><text:span text:style-name="T1">« </text:span></text:span>vous me<text:line-break/>difiez que ie les taillasse apres vne forme<text:span text:style-name="pc"> »</text:span>,<text:line-break/>le maistre dist. <text:span text:style-name="pc"><text:span text:style-name="T1">« </text:span></text:span>Ie vous en pourroys tant<text:line-break/>commander que par vous me faudroit faiĜ<text:line-break/>re bancqueroute, &amp; payez moy mon cuyr<text:line-break/>que vous m’auez gasté.<text:span text:style-name="pc"> »</text:span> Vlespiegle dist, <text:span text:style-name="pc"><text:span text:style-name="T1">« </text:span></text:span>le<text:line-break/>taneur sait bien faire plus de cuyr &amp; se<text:line-break/>leua disant. I’ay esté en ceste maison &amp; iaÑ<text:line-break/>mais n’y reuiẽdray &amp; vuida hors la ville.<text:span text:style-name="pc"> »</text:span></text:p>
      <text:p text:style-name="P4">Comment Vlespiegle vendit de la<text:line-break/>merde pour graisse.</text:p>
      <text:p text:style-name="P14"><text:span text:style-name="lettrine4"><text:span text:style-name="T9">Q</text:span></text:span><text:span text:style-name="style_5f_uc"><text:span text:style-name="T53">v</text:span></text:span><text:span text:style-name="style_5f_sc">and</text:span> Vlespiegle eut gasté<text:line-break/>au cordonnier beaucoup de<text:line-break/>cuyr, le maistre quand il apÑ<text:line-break/>perceut fut mout triste &amp; doÑ<text:line-break/><text:soft-page-break/><text:span text:style-name="pb">[f. 58]<text:line-break/></text:span>lent &amp; Vlespiegle reuint en la ville à son<text:line-break/>maistre &amp; dist, <text:span text:style-name="pc"><text:span text:style-name="T1">« </text:span></text:span>il m’est venu vn l’ast de<text:line-break/>sieu lequel ie vous veux donner à bon<text:line-break/>marché pour vostre dommage, par moy<text:line-break/>eu.<text:span text:style-name="pc"> »</text:span> Lors le cordonnier dist <text:span text:style-name="pc"><text:span text:style-name="T1">« </text:span></text:span>cher amy de<text:line-break/>ce ne faites que bien &amp; si vous auez bon<text:line-break/>marché à donner, laissez le moy auoir.<text:span text:style-name="pc"> »</text:span><text:line-break/>Vlespiegle dist, <text:span text:style-name="pc"><text:span text:style-name="T1">« </text:span></text:span>ie le feray<text:span text:style-name="pc"> »</text:span>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<text:span text:style-name="T21">accorderent du pris &amp; donna pour<text:line-break/>le last</text:span><text:span text:style-name="typo_5f_orig">. </text:span><text:span text:style-name="typo_5f_reg"><text:s/>.</text:span><text:span text:style-name="T21">xxiiij. f</text:span>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<text:span text:style-name="T11">;</text:span>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dist <text:span text:style-name="pc"><text:span text:style-name="T1">« </text:span></text:span>vn chacun n’ettoye ses souliers, car<text:line-break/>l’vn de vous à marché en la merde<text:span text:style-name="pc"> »</text:span>, &amp;<text:line-break/>chercherent par tout : mais rien ne trouÑ<text:line-break/>uerent. Et lors ilz verserent l’vn des tonÑ<text:line-break/>neaux au chauderon, si virent que c’estoit<text:line-break/>du bren qui ainsi puoit. Et laisserent louÑ<text:line-break/>urage, &amp; allerẽt cercher Vlespiegle, mais<text:line-break/>il estoit bien loing. Et il faillut au cordonĜ<text:line-break/>nier endurer toutes les pertes.</text:p>
      <text:p text:style-name="P4"><text:soft-page-break/>Comment Vlespiegle seruit vn couÑ<text:line-break/>sturier.</text:p>
      <text:p text:style-name="P14"><text:span text:style-name="lettrine4">V</text:span>N certain temps seruit VleÑ<text:line-break/>spiegle vn cousturier à Berlin<text:line-break/>&amp; quand il deuoit ouurer le<text:line-break/>maistre dist. <text:span text:style-name="pc"><text:span text:style-name="T1">« </text:span></text:span>Quand vous vouÑ<text:line-break/>lez coudre cousez bien &amp; fermement que<text:line-break/>l’on ne le voye.<text:span text:style-name="pc"> »</text:span> Lors si s'en alla seoir desÑ<text:line-break/>souz vn tonneau, ce voyant le maistre,<text:line-break/>dist que <text:span text:style-name="pc"><text:span text:style-name="T1">« </text:span></text:span>voulez vous maintenant comÑ<text:line-break/><text:span text:style-name="pb">[f. 60]<text:line-break/></text:span>mencer, cecy est vne terrible maniere<text:span text:style-name="pc"> »</text:span>,<text:line-break/>lors Vlespiegle dit <text:span text:style-name="pc"><text:span text:style-name="T1">« </text:span></text:span>maistre vous me diÑ<text:line-break/>siez que quand ie couldroys que l’on ne<text:line-break/>le veist, &amp; cecy ne voit on pas, ne moy<text:line-break/>aussi ne le puis veoir<text:span text:style-name="pc"> »</text:span>, lors le maistre<text:line-break/>dit, <text:span text:style-name="pc"><text:span text:style-name="T1">« </text:span></text:span>cher valet ne cousez pas ainsi, ains que<text:line-break/>l’on le puist veoir<text:span text:style-name="pc"> »</text:span>, &amp; il fit ainsi. Au troiÑ<text:line-break/>siéme iour au soir fut le maistre fort traÑ<text:line-break/>uailé &amp; s’en vouloit aller au lit, puis il y<text:line-break/>auoit vne grise robbe à faire d’vn païsant<text:line-break/>à demy<text:span text:style-name="T21"> faite, laquelle le maistre print &amp;<text:line-break/>la geta à Vlespiegle disant </text:span><text:span text:style-name="pc"><text:span text:style-name="T1">« </text:span></text:span><text:span text:style-name="T21">prenez le loup<text:line-break/>&amp; le parfaites</text:span><text:span text:style-name="pc"> »</text:span><text:span text:style-name="T21"> </text:span><text:span text:style-name="pc">« </text:span><text:span text:style-name="T21">bien </text:span><text:span text:style-name="pc"><text:span text:style-name="T21">(</text:span></text:span><text:span text:style-name="T21">dist Vlespiegle</text:span><text:span text:style-name="pc"><text:span text:style-name="T21">)</text:span></text:span><text:span text:style-name="T21"> ie le<text:line-break/>feray</text:span><text:span text:style-name="pc"> »</text:span><text:span text:style-name="T21">, &amp; le maistre s’en alla coucher &amp; n'y<text:line-break/>pensa plus. Et tailla la ro</text:span>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pc"><text:span text:style-name="T1">« </text:span></text:span>dyable auez vous<text:line-break/>fait ?<text:span text:style-name="pc"> »</text:span> Vlespiegle dist <text:span text:style-name="pc"><text:span text:style-name="T1">« </text:span></text:span>vn loup comme m’aÑ<text:line-break/>uiez commandé<text:span text:style-name="pc"> »</text:span>, le maistre dist, <text:span text:style-name="pc"><text:span text:style-name="T1">« </text:span></text:span>cela ie ne<text:line-break/>cuidoye pas, car vne grise robbe d’vn païĜ<text:line-break/>sant, est appellée icy vn loup<text:span text:style-name="pc"> »</text:span>, lors VlespieĜ<text:line-break/>gle dist. <text:span text:style-name="pc"><text:span text:style-name="T1">« </text:span></text:span>Si ie l’eusse seu i’eusse mieux ayÑ<text:line-break/>me faire vne robbe q̃ vn loup<text:span text:style-name="pc"> 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<text:span text:style-name="T3"> </text:span><text:span text:style-name="T20">ꝗ</text:span><text:span text:style-name="T3"> </text:span>estoit<text:line-break/>parfaite exceté les manches qui n’estoiẽt<text:line-break/>pas cousues dedans si print le maistre la<text:line-break/>robbe &amp; les manches &amp; les geta à VlespieĜ<text:line-break/>gle disant <text:span text:style-name="pc"><text:span text:style-name="T1">« </text:span></text:span>rues les manches à la robbe.<text:span text:style-name="pc"> »</text:span><text:line-break/>Vlespiegle dist <text:span text:style-name="pc"><text:span text:style-name="T1">« </text:span></text:span>bien<text:span text:style-name="pc"> »</text:span>, quand le maistre fut<text:line-break/><text:soft-pag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pc"><text:span text:style-name="T1">« </text:span></text:span>qu’elle follie faites vous<text:line-break/>ores ?<text:span text:style-name="pc"> »</text:span> Vlespiegle répondit tout courrouÑ<text:line-break/>cé, <text:span text:style-name="pc"><text:span text:style-name="T1">« </text:span></text:span>est cecy follie. I’ay fait ainsi toute la<text:line-break/>nuit, vous, sauiez bien que c’estoit peine<text:line-break/>perdue.<text:span text:style-name="pc"> »</text:span> Le maistre dist <text:span text:style-name="pc"><text:span text:style-name="T1">« </text:span></text:span>pensoye ie qu’ainÑ<text:line-break/>si l'entendriez, mon intention estoit que<text:line-break/>vous eussiez cousu les manches à la robÑ<text:line-break/>be.<text:span text:style-name="pc"> »</text:span> Vlespiegle dist <text:span text:style-name="pc"><text:span text:style-name="T1">« </text:span></text:span>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<text:span text:style-name="pc"> »</text:span> Non dist le maistre, <text:span text:style-name="pc"><text:span text:style-name="T1">« </text:span></text:span>ie ne<text:line-break/>vous ay point loué pour dormir.<text:span text:style-name="pc"> 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P4">Comment Vlespiegle deceut le tauerÑ<text:line-break/>nier de vin à L’ubeque.</text:p>
      <text:p text:style-name="P14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typo_5f_orig">s</text:span><text:span text:style-name="typo_5f_reg">f</text:span>ort orÑ<text:line-break/>guilleux &amp; fier, &amp; dist <text:span text:style-name="pc"><text:span text:style-name="T1">« </text:span></text:span>qui voudroit bien<text:line-break/>veoir homme qui le sauroit tromper &amp;<text:line-break/>moquer en sagesse.<text:span text:style-name="pc"> 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&amp; l’autre estoit vuide, &amp; le portoit apperĜ<text:line-break/>tement, &amp; s’en alla au celier &amp; se fist <text:span text:style-name="Police_20_par_20_défaut"><text:span text:style-name="T21">tire</text:span></text:span><text:span text:style-name="damage">r</text:span><text:line-break/>vn pot de vin &amp; lors il print le pot auec<text:line-break/>le vin dessouz son manteau &amp; le pot auec<text:line-break/>leau il mist appertement au bas du tonÑ<text:line-break/><text:soft-page-break/>neau, &amp; que le tauernier ne le veist pas &amp;<text:line-break/>dist, <text:span text:style-name="pc"><text:span text:style-name="T1">« </text:span></text:span>combien couste le vin.<text:span text:style-name="pc"> »</text:span> Le tauernier<text:line-break/>dist que dix deniers, lors Vlespiegle dist.<text:line-break/><text:span text:style-name="pb">[f. 63]<text:line-break/></text:span><text:span text:style-name="pc"><text:span text:style-name="T1">« </text:span></text:span>Le vin m’est trop cher, ie n’ay que huit<text:line-break/>deniers, le puis ie auoir pour les huit<text:span text:style-name="pc"> »</text:span>, le<text:line-break/>tauernier dist &amp; se courrouça, <text:span text:style-name="pc"><text:span text:style-name="T1">« </text:span></text:span>voulez<text:line-break/>vous <text:span text:style-name="T21">mettre le vin à pris, il n’est pas beÑ<text:line-break/>soing, c’est vn denier ordinaire, &amp; que<text:line-break/>ainsi ne le veut le peut laisser au celier</text:span><text:span text:style-name="pc"> »</text:span><text:span text:style-name="T21">,</text:span><text:line-break/>lors Vlespiegle dist. <text:span text:style-name="pc"><text:span text:style-name="T1">« </text:span></text:span>Cela ie ne sauoys pas,<text:line-break/>ie n’ay que huit deniers, si iceux ne vouÑ<text:line-break/>lez versez le vin dehors<text:span text:style-name="pc"> »</text:span>, lors le tauerÑ<text:line-break/>nier print leau, mout courroucé &amp; la verĜ<text:line-break/>sa au bas du tonneau cuidant que ce fust<text:line-break/>le vin, mais c’estoit leau, &amp; le tauernier<text:line-break/>dist. <text:span text:style-name="pc"><text:span text:style-name="T1">« </text:span></text:span>Qu'estes vous vn sol, vous laissez<text:line-break/>vous tirer le vin lequel ne sauez payer.<text:span text:style-name="pc"> »</text:span><text:line-break/>Lors Vlespiegle s’en despartit auec son<text:line-break/>pot disant <text:span text:style-name="pc"><text:span text:style-name="T1">« </text:span></text:span>ie voy bien que tu es vn fol,<text:line-break/>car nul n'est si sage qu’il ne se laisse bien<text:line-break/>aucunesfois tromper des folz, combien<text:line-break/>que vous soyez vn tauernier de vin.<text:span text:style-name="pc"> »</text:span> Et<text:line-break/>Vlespiegle se partit de la <text:span text:style-name="Police_20_par_20_défaut"><text:span text:style-name="T7">&amp;</text:span></text:span> emporta le<text:line-break/>pot auec le vin dessouz son manteau &amp; le<text:line-break/>tauernier attira à soy les parolles &amp; appelĜ<text:line-break/>la vn sergent &amp; couroient apres VlespieÑ<text:line-break/>gle en la rue &amp; le prindrent. Si trouuer<text:span text:style-name="T28">ẽ</text:span>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<text:soft-pag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pc"><text:span text:style-name="T1">« </text:span></text:span>ie ne prieray pas, ains si autrement<text:line-break/>me vueillez accorder ma demande ie vous<text:line-break/>prie que chacun me donne sur cela sa main<text:span text:style-name="pc"> »</text:span>,<text:line-break/>auquel les Seigneurs firent volontiers en<text:line-break/>luy promettant par mains &amp; bouche d’acÑ<text:line-break/>complir sa priere, lors Vlespiegle parla,<text:line-break/><text:span text:style-name="pc"><text:span text:style-name="T1">« </text:span></text:span>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<text:span text:style-name="pc"> »</text:span>, lors<text:line-break/>il dist, <text:span text:style-name="pc"><text:span text:style-name="T1">« </text:span></text:span>ie tiens le conseil de Lubeque si honĜ<text:line-break/>neste en ditz qu’ilz tiendront ce qu’ilz mõt<text:line-break/>promis, par leurs mains &amp; bouches.<text:span text:style-name="pc"> »</text:span> Dont<text:line-break/><text:span text:style-name="pb">[f. 66]<text:line-break/></text:span>les seigneurs tindrent conseil si que par<text:line-break/>faueur &amp; autres causes conclurent qu’on le<text:line-break/>laisseroit franc ains s’en alla.</text:p>
      <text:p text:style-name="P4"><text:soft-page-break/>Comment Vlespiegle deuint vn<text:line-break/>faiseur de lunettes<text:span text:style-name="Police_20_par_20_défaut"><text:span text:style-name="T12">.</text:span></text:span></text:p>
      <text:p text:style-name="P14"><text:span text:style-name="lettrine4">S</text:span>V<text:span text:style-name="Police_20_par_20_défaut"><text:span text:style-name="T9">r</text:span>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<text:span text:style-name="pc"><text:span text:style-name="T1">« </text:span></text:span>si assembleront<text:line-break/>ilz me donneront quelque chose quand ne<text:line-break/>seroit qu’vne armure d’argent i’y veux aller<text:span text:style-name="pc"> 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pc"><text:span text:style-name="T1">« </text:span></text:span>Ie suis vn faiseur de luÑ<text:line-break/>netes &amp; vient de Brabant, &amp; ne puis<text:line-break/>nulle part auoir de l'ouurage car noÑ<text:line-break/>stre mestier ne vaut riens.<text:span text:style-name="pc"> »</text:span> leuesque dist <text:span text:style-name="pc"><text:span text:style-name="T1">« </text:span></text:span>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besoing de beaucoup de lunettes<text:span text:style-name="pc"> »</text:span>, VlespieÑ<text:line-break/>gle respondit. <text:span text:style-name="pc"><text:span text:style-name="T1">« </text:span></text:span>Tres<text:span text:style-name="typo_5f_reg"> </text:span>redouté seigneur vous<text:line-break/>dites la verité, mais vne chose gaste nostre<text:line-break/>mestier, laquelle ie vous voudrois bien diÑ<text:line-break/>re : mais ie doute vostre courroux<text:span text:style-name="pc"> »</text:span>, leuesque<text:line-break/>dit, <text:span text:style-name="pc"><text:span text:style-name="T1">« </text:span></text:span>dites le hardiment sans auoir paour<text:line-break/>qu’elle chose qui soit, nous sommes bien<text:line-break/>accoustumez de vous semblables ouir parÑ<text:line-break/>ler.<text:span text:style-name="pc"> »</text:span> Lors Vlespiegle dist. <text:span text:style-name="pc"><text:span text:style-name="T1">« </text:span></text:span>Tres<text:span text:style-name="typo_5f_reg"> </text:span>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<text:soft-pag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<text:span text:style-name="pc"> »</text:span>, leuesque entendit le texte<text:line-break/>sans la glose, &amp; dist à Vlespiegle. <text:span text:style-name="pc"><text:span text:style-name="T1">« </text:span></text:span>Suiues<text:line-break/>nous à Francfort, ie vous donneray mes arÑ<text:line-break/>mes &amp; habillemens.<text:span text:style-name="pc"> »</text:span> Et Vlespiegle demouÑ<text:line-break/>ra illec iusques à ce que l’Empereur fut<text:line-break/>esleu &amp; ordonné, &amp; lors il retourna au<text:line-break/>païs de Saxe.</text:p>
      <text:p text:style-name="P4">Comment Vlespiegle se loua<text:line-break/>pou vn cuysinier.</text:p>
      <text:p text:style-name="P14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<text:span text:style-name="pc"><text:span text:style-name="T1">« </text:span></text:span>Si vous voulez estre bon valeton ie vous<text:line-break/>loueray &amp; donneray bon loyer &amp; habilleÑ<text:line-break/>mens i’ay vne femme qui se cõplaint tousÑ<text:line-break/>iours sur les cuysiniers.<text:span text:style-name="pc"> »</text:span> Vlespiegle luy proÑ<text:line-break/>mist destre bon &amp; leal valeron. Lors le marÑ<text:line-break/>chant luy demanda son non lequel il reÑ<text:line-break/><text:span text:style-name="pb">[f. 69]<text:line-break/></text:span>spondit, <text:span text:style-name="pc"><text:span text:style-name="T1">« </text:span></text:span>ie suis appellé Bartholomeus.<text:span text:style-name="pc"> »</text:span> Le<text:line-break/>marchant dist <text:span text:style-name="pc"><text:span text:style-name="T1">« </text:span></text:span>ce nom est trop long vous seÑ<text:line-break/>rez nommé Dol<text:span text:style-name="pc"> »</text:span>, <text:span text:style-name="pc"><text:span text:style-name="T1">« </text:span></text:span>mon seigneur <text:span text:style-name="pc">(</text:span>dist VlespieÑ<text:line-break/>gle<text:span text:style-name="pc">)</text:span>, comme il vous plaira ie seray appellé<text:span text:style-name="pc"> »</text:span>,<text:line-break/>lors dist le marchant, <text:span text:style-name="pc"><text:span text:style-name="T1">« </text:span></text:span>vous estes droitement<text:line-break/>mon seruiteur. Allons ensemble en nostre<text:line-break/>iardin cueillir de l’herbe pour remplir des<text:line-break/>ieunes poussins : car i’ay pour demain inuité<text:line-break/>&amp; prié des gens, ausquelz ie feroys volonÑ<text:line-break/>tiers bonne chere.<text:span text:style-name="pc"> »</text:span> Lors ilz vindrent ensemÑ<text:line-break/>ble à la maison, &amp; la femme dist, <text:span text:style-name="pc"><text:span text:style-name="T1">« </text:span></text:span>cher baron<text:line-break/>que ferez vous à tout ce valeton, cuidez vous<text:line-break/><text:soft-page-break/>que vostre pain se mouesira ?<text:span text:style-name="pc"> »</text:span> Le marchant<text:line-break/>dist, <text:span text:style-name="pc"><text:span text:style-name="T1">« </text:span></text:span>vous le verrez bien demain<text:span text:style-name="pc"> »</text:span> : &amp; il appella<text:line-break/>le valeton disant. <text:span text:style-name="pc"><text:span text:style-name="T1">« </text:span></text:span>Dol prenez le cretin &amp; me<text:line-break/>suiuez à la boucherie.<text:span text:style-name="pc"> »</text:span> Et le marchant acheta<text:line-break/>de la chair pour rostir, &amp; dist à son valeton,<text:line-break/><text:span text:style-name="pc"><text:span text:style-name="T1">« </text:span></text:span>Dol mettez lé demain au matin pour roÑ<text:line-break/>stir, mais la laissez froidement &amp; de loing<text:line-break/>rostir qu’il ne brusle, &amp; l’autre chair appoinĜ<text:line-break/>tez la de bonne heure.<text:span text:style-name="pc"> »</text:span> Et Vlespiegle dit,<text:line-break/><text:span text:style-name="pc"><text:span text:style-name="T1">« </text:span></text:span>bien mon seigneur.<text:span text:style-name="pc"> »</text:span>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pc"><text:span text:style-name="T1">« </text:span></text:span>Ou est il ?<text:span text:style-name="pc"> »</text:span> Vlespiegle dist,<text:line-break/><text:span text:style-name="pc"><text:span text:style-name="T1">« </text:span></text:span>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<text:span text:style-name="pc"> 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pc"><text:span text:style-name="T1">« </text:span></text:span>femme soyez<text:line-break/>contente, il me faut estre à Goslayer ou il<text:line-break/>me le conuient mener &amp; quand ie seray reÑ<text:line-break/>tourné<text:span text:style-name="pc"> »</text:span> lors il s’en ira &amp; ainsi le marchant alÑ<text:line-break/>la auec ses gens à table &amp; fit bonne chere.<text:line-break/>Au soir appella le marchant son valeton &amp;<text:line-break/>dit. <text:span text:style-name="pc"><text:span text:style-name="T1">« </text:span></text:span>Dol aprestez le chariot pour demain au<text:line-break/>matin, car moy &amp; vn prestre deuons aller à<text:line-break/>Goslayer, si aprestez le chariot &amp; l’engresÑ<text:line-break/>sez bien.<text:span text:style-name="pc"> »</text:span> Quand tous furent couchez VleÑ<text:line-break/>spiegle engressa le chariot dedans &amp; dehors.<text:line-break/>Et le lendemain matin alla le marchãt auec<text:line-break/>le prestre au chariot &amp; cheuaucherent enÑ<text:line-break/>se<text:span text:style-name="T21">mble. Et en chemin le prestre toucha ses<text:line-break/>mains à lechelle, &amp; les fit toutes grasses, &amp;<text:line-break/>dit </text:span><text:span text:style-name="pc"><text:span text:style-name="T1">« </text:span></text:span><text:span text:style-name="T21">que Dyable est </text:span>icy si gras<text:span text:style-name="pc"> »</text:span>, &amp; appelloient<text:line-break/>Vlespiegle &amp; se regarderent bien, si se trouÑ<text:line-break/><text:span text:style-name="pb">[f. 71]<text:line-break/></text:span>uerent tous ors de la gresse deuant &amp; derÑ<text:line-break/><text:soft-pag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pc"><text:span text:style-name="T1">« </text:span></text:span>cheuauchez<text:line-break/>au gibet.<text:span text:style-name="pc"> »</text:span> Et quand il eut vn peu cheuauché<text:line-break/>il veit de loing vn gibet &amp; cheuaucha desÑ<text:line-break/>souz, &amp; quand le chariot fut dessouz il s'arÑ<text:line-break/>resta &amp; deslia les cheuaux. Le marchant dit,<text:line-break/><text:span text:style-name="pc"><text:span text:style-name="T1">« </text:span></text:span>que voulez vous faire<text:span text:style-name="pc"> »</text:span>, &amp; il dit. <text:span text:style-name="pc"><text:span text:style-name="T1">« </text:span></text:span>Vous me cõÑ<text:line-break/>mandiez de cheuaucher au gibet, ou nous<text:line-break/>sommes, ie vous cuydoys icy loger<text:span text:style-name="pc"> »</text:span>, le marÑ<text:line-break/>chãt regarda dehors &amp; se vit estre dessouz le<text:line-break/>gibet &amp; ne scauoiẽt que faire, ilz se cõmenÑ<text:line-break/>cerent à rire, &amp; le marchant dit, <text:span text:style-name="pc"><text:span text:style-name="T1">« </text:span></text:span>cheuauchez<text:line-break/>tout droit sans regarder derriere.<text:span text:style-name="pc"> 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<text:span text:style-name="pc"><text:span text:style-name="T1">« </text:span></text:span>assez merueilleusement : mais<text:line-break/>nous sommes reuenus.<text:span text:style-name="pc"> »</text:span> Le marchant l’appelĜ<text:line-break/>la disant, <text:span text:style-name="pc"><text:span text:style-name="T1">« </text:span></text:span>demourez ceste nuit beuuez &amp;<text:line-break/>mẽgez : demain vuidez la maison : ie ne vous<text:line-break/>vueil plus, vous estes vn malicieux<text:span text:style-name="pc"> »</text:span>,il dist<text:line-break/><text:span text:style-name="pc"><text:span text:style-name="T1">« </text:span></text:span>bien cher maistre<text:span text:style-name="pc"> »</text:span> quand le l’endemain fut<text:line-break/>leué : dist le marchant <text:span text:style-name="pc"><text:span text:style-name="T1">« </text:span></text:span>mengez, beuuez, ie<text:line-break/>m'en voys à l’eglise, gardez que ie ne vous<text:line-break/>trouue plus ceans ou le Dyable vous emÑ<text:line-break/>portera<text:span text:style-name="pc"> »</text:span>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<text:span text:style-name="pc"><text:span text:style-name="T1">« </text:span></text:span>O valeton<text:line-break/>que faites vous maintenant ?<text:span text:style-name="pc"> »</text:span> Vlespiegle reÑ<text:line-break/>spondit, <text:span text:style-name="pc"><text:span text:style-name="T1">« </text:span></text:span>vous me disiez que ie vuiderois la<text:line-break/>maison &amp; que ie m’en irois<text:span text:style-name="pc"> »</text:span> : le marchãt dist :<text:line-break/><text:span text:style-name="pc"><text:span text:style-name="T1">« </text:span></text:span>laissez mes choses icy, &amp; allez au diable<text:span text:style-name="pc"> »</text:span>, <text:span text:style-name="pc"><text:span text:style-name="T1">« </text:span></text:span>heÑ<text:line-break/>las <text:span text:style-name="pc">(</text:span>dist Vlespiegle<text:span text:style-name="pc">)</text:span> ie fais ce qu’on me comÑ<text:line-break/><text:soft-page-break/>mande, &amp; encore ne puis ie auoir paix.<text:span text:style-name="pc"> »</text:span> Ainsi<text:line-break/>il se partit du marchant, lequel fist porter<text:line-break/>les vtensilles à la maison.</text:p>
      <text:p text:style-name="P4">Comment Vlespiegle fut prie<text:line-break/>&amp; inuité de dehors.</text:p>
      <text:p text:style-name="P14"><text:span text:style-name="lettrine2"><text:span text:style-name="T12">A</text:span></text:span> Lunembourg demouroit vn faiseur<text:line-break/>de fluttes qui auoit couru &amp; truandé<text:line-break/>par les païs, si qu’il sauoit de toute finesse &amp;<text:line-break/><text:span text:style-name="pb">[f. 73]<text:line-break/></text:span>malice, lequel vint vne foys aupres de VleÑ<text:line-break/>spiegle, &amp; l’inuita, disant <text:span text:style-name="pc"><text:span text:style-name="T1">« </text:span></text:span>venez demain disÑ<text:line-break/>ner auec moy, ce que saurez &amp; pourrez<text:span text:style-name="pc"> »</text:span>, <text:span text:style-name="pc"><text:span text:style-name="T1">« </text:span></text:span>bien<text:span text:style-name="pc"> 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<text:span text:style-name="T40">s</text:span><text:span text:style-name="typo_5f_orig"><text:span text:style-name="T40">ë</text:span></text:span><text:span text:style-name="typo_5f_reg"><text:span text:style-name="T40">é</text:span></text:span>e, &amp; la maison demoura toute<text:line-break/>close. Adonc il se trouua trompé &amp; s’en parÑ<text:line-break/>tit de la, le lendemain il trouua le faiseur de<text:line-break/>fleuttes sur le marché &amp; dist. <text:span text:style-name="pc"><text:span text:style-name="T1">« </text:span></text:span>Amy quand<text:line-break/>vous enuitez aucun fermez vous alors vostre<text:line-break/>maison<text:span text:style-name="pc"> »</text:span> lequel respondit. <text:span text:style-name="pc"><text:span text:style-name="T1">« </text:span></text:span>Ie vous disoys que<text:line-break/>viendriez manger ce que saurez. Et quand<text:line-break/>la maison estoit close vous ne pouiez enÑ<text:line-break/>trer pour manger<text:span text:style-name="pc"> »</text:span>, Vlespiegle dist. <text:span text:style-name="pc"><text:span text:style-name="T1">« </text:span></text:span>Ie vous<text:line-break/>remercie de ce ie n’en sauois riens, i’apprẽs<text:line-break/>tousiours<text:span text:style-name="pc"> »</text:span> l’autre rioit &amp; dist. <text:span text:style-name="pc"><text:span text:style-name="T1">« </text:span></text:span>Sans bauer alÑ<text:line-break/>lez à ma maison ie yous suyuray il y a roÑ<text:line-break/>sty &amp; boully, vous y serez tout seul<text:span text:style-name="pc"> 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<text:span text:style-name="T1">eõ, </text:span>pour luy<text:line-break/>ayder à porter, &amp; <text:span text:style-name="pc"><text:span text:style-name="T1">« </text:span></text:span>ie tourneray la broche<text:span text:style-name="pc"> »</text:span>,<text:line-break/><text:span text:style-name="pc"><text:span text:style-name="T1">« </text:span></text:span>cher amy faites ainsi ie retourneray bien<text:line-break/>tost.<text:span text:style-name="pc"> 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pc"><text:span text:style-name="T1">« </text:span></text:span>Vlespiegle est à nostre maison qui dit que<text:line-break/>lon vous auoit donné vu esturgeon, lequel<text:line-break/>nous vous ayderions à porter<text:span text:style-name="pc"> »</text:span> l'homme se<text:line-break/>courrouça &amp; dist, <text:span text:style-name="pc"><text:span text:style-name="T1">« </text:span></text:span>ne sauiez vous demourer<text:line-break/>à l’hostel, ce n’est qu'vne finesse.<text:span text:style-name="pc"> »</text:span> Et quand<text:line-break/>elles furent dehors la maison, si ferma VleÑ<text:line-break/>spiegle la maison par tout, &amp; le mary dist<text:line-break/><text:span text:style-name="pc"><text:span text:style-name="T1">« </text:span></text:span>femme voyez vous bien quel esturgeon<text:line-break/><text:soft-page-break/>vous auez esté querir<text:span text:style-name="pc"> »</text:span>, &amp; frappa à l’huis, VleÑ<text:line-break/>spiegle dist <text:span text:style-name="pc"><text:span text:style-name="T1">« </text:span></text:span>laissez le frapper. Car l'hoste de<text:line-break/>ceans m'a dit que ie seroye icy tout seul &amp;<text:line-break/>personne plus, parquoy venez apres le disÑ<text:line-break/>ner<text:span text:style-name="pc"> »</text:span>, le fluteur dist, <text:span text:style-name="pc"><text:span text:style-name="T1">« </text:span></text:span>cela n’entendoye ie pas<text:line-break/>ainsi<text:span text:style-name="pc"> 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pc"><text:span text:style-name="T1">« </text:span></text:span>Cela ne sont<text:line-break/>point accoustumez de faire bons hostes qui<text:line-break/>ferment leur hoste hors de la maison<text:span text:style-name="pc"> »</text:span>, &amp; ainÑ<text:line-break/>si l’hoste fut payé de Vlespiegle.</text:p>
      <text:p text:style-name="P4">Comment Vlespiegle gaigna<text:line-break/>vn drag de leyne.</text:p>
      <text:p text:style-name="P15"><text:span text:style-name="lettrine4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pc"><text:span text:style-name="T1">« </text:span></text:span>il faut que vous m’aydez à tesÑ<text:line-break/>mongner que ce q̃ le païsant porte est bleu,<text:line-break/>vous aurez chacun vn bon denier si ie gagne<text:line-break/>le drap de luy.<text:span text:style-name="pc"> 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<text:span text:style-name="pc"><text:span text:style-name="T1">« </text:span></text:span>ie metĜ<text:line-break/>tray vingt florins encontre le drap qu’il est<text:line-break/>bleu &amp; le premier que nous rencontrerons<text:line-break/>cognoissant couleur le dira<text:span text:style-name="pc"> »</text:span>, dont ilz estoient<text:line-break/>contens. Et Vlespigle donna au cõpagnon<text:line-break/>le signe lequel lors arriua. Le païsant dist.<text:line-break/><text:span text:style-name="pc"><text:span text:style-name="T1">« </text:span></text:span>Nous deux estriuons icy de quel couleur ce<text:line-break/>drap est, or en dictes la verité, &amp; de ce que<text:line-break/>vous en direz sommes tous deux contens<text:span text:style-name="pc"> »</text:span>, le<text:line-break/><text:soft-page-break/>compagnon dist. <text:span text:style-name="pc"><text:span text:style-name="T1">« </text:span></text:span>C'est droictement beau<text:line-break/>drap bleu<text:span text:style-name="pc"> »</text:span> <text:span text:style-name="pc"><text:span text:style-name="T1">« </text:span></text:span>non <text:span text:style-name="pc"><text:span text:style-name="T40">(</text:span></text:span>dist le païsant<text:span text:style-name="pc"><text:span text:style-name="T40">)</text:span></text:span> vous estes<text:line-break/>tous deux malicieux, vous auez co<text:span text:style-name="typo_5f_orig">u</text:span><text:span text:style-name="typo_5f_reg">n</text:span>clu<text:line-break/>entre vous cecy pour me decepuoir.<text:span text:style-name="pc"> »</text:span><text:line-break/><text:span text:style-name="pb">[f. 76]<text:line-break/></text:span>Lors Vlespiegle dist <text:span text:style-name="pc"><text:span text:style-name="T1">« </text:span></text:span>pource que vous le diÑ<text:line-break/>tes ie vous laisse, mais icy vient vn prestre de<text:line-break/>ce qu’il en dira encores suis ie content, car<text:line-break/>il est vn prestre de Dieu il ne mentira point<text:span text:style-name="pc"> »</text:span><text:line-break/>dont le païsant en fut content. Et quand le<text:line-break/>prestre vint aupres d'eux. Vlespiegle dist<text:line-break/><text:span text:style-name="pc"><text:span text:style-name="T1">« </text:span></text:span>mon seigneur dites nous quel couleur à ce<text:line-break/>drap.<text:span text:style-name="pc"> »</text:span> Le prestre dist <text:span text:style-name="pc"><text:span text:style-name="T1">« </text:span></text:span>mes amys vous le voyez<text:line-break/>bien.<text:span text:style-name="pc"> »</text:span> <text:span text:style-name="pc"><text:span text:style-name="T1">« </text:span></text:span>Il est vray <text:span text:style-name="pc"><text:span text:style-name="T40">(</text:span></text:span>dist le païsant<text:span text:style-name="pc"><text:span text:style-name="T40">)</text:span></text:span>, mais ces deux<text:line-break/>disent que i'ay menty<text:span text:style-name="pc"> »</text:span>, le prestre dist <text:span text:style-name="pc"><text:span text:style-name="T1">« </text:span></text:span>que ay<text:line-break/>ie à faire de vostre estriuer s'il est ou noir<text:line-break/>ou blanc.<text:span text:style-name="pc"> »</text:span> Le païsant dist <text:span text:style-name="pc"><text:span text:style-name="T1">« </text:span></text:span>ie vous prie sire<text:line-break/>qu’il vous plaise de nous accorder, &amp; sepaÑ<text:line-break/>rer<text:span text:style-name="pc"> »</text:span>, le prestre dist. <text:span text:style-name="pc"><text:span text:style-name="T1">« </text:span></text:span>Pource que vous me le<text:line-break/>requerez si ne puis à autre chose voir à ce<text:line-break/>drap sinon qu’il est bleu.<text:span text:style-name="pc"> »</text:span> Adonc le païsant<text:line-break/>dit. <text:span text:style-name="pc"><text:span text:style-name="T1">« </text:span></text:span>Se vous ne fussiez vn prestre ie diroys<text:line-break/>que vous en mentez, &amp; que vous estes tous<text:line-break/>trois malicieux coquins, mais pource que<text:line-break/>vous estes vn prestre il le me conuient croiÑ</text:p>
      <text:p text:style-name="P21"><text:span text:style-name="T5">re</text:span><text:span text:style-name="Character_20_style">.</text:span><text:span text:style-name="pc"> »</text:span><text:span text:style-name="Character_20_style">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/text:span><text:span text:style-name="T21"><text:line-break/></text:span><text:span text:style-name="pb">[f. 77]</text:span></text:p>
      <text:p text:style-name="P8">Comment Vlespiegle donna à douze<text:line-break/><text:span text:style-name="T62">(D)</text:span>aneugles vint florins pour Dieu<text:line-break/><text:span text:style-name="T62">(D)</text:span>comme ilz pensoient.</text:p>
      <text:p text:style-name="P14"><text:span text:style-name="lettrine4">V</text:span>Lespiegle estoit en la ville de<text:line-break/>Hanouer ou il fit plusieurs choÑ<text:line-break/>ses merueilleuses &amp; aduentures<text:line-break/>Si cheuaucha vn iour dehors<text:line-break/>de la ville pour soy esbastre. Et trouua<text:line-break/>sur le chemin douze aueugles, ausquelz<text:line-break/>il demanda ou ilz vouloyent aller. Les<text:line-break/>aueugles sarresterent tout coy deuant<text:line-break/><text:soft-page-break/>ledit Vlespiegle, &amp; pensoient que ce fust<text:line-break/>quelque gentil homme pourtant qu’il estoit<text:line-break/>à cheual, &amp; louirent parler &amp; luy firent<text:line-break/>reuerance disans. <text:span text:style-name="pc"><text:span text:style-name="T1">« </text:span></text:span>Tres<text:span text:style-name="typo_5f_reg"><text:span text:style-name="T41"> </text:span></text:span>cher seigneur nous<text:line-break/>auons esté en la ville &amp; là y a vn riche homÑ<text:line-break/>me mort pour lame duquel lon à distribué<text:span text:style-name="pc"> »</text:span>,<text:line-break/>Vlespiegle dist : <text:span text:style-name="pc"><text:span text:style-name="T1">« </text:span></text:span>Il fait merueilleusement<text:line-break/>froit ie me doubte que vous ne mouries de<text:line-break/>gellée &amp; froidure, retournez : en la ville au<text:line-break/>logis dont ie viens.Tenez <text:span text:style-name="T21">vela</text:span><text:span text:style-name="typo_5f_orig">. </text:span><text:span text:style-name="typo_5f_reg"><text:s/>.</text:span><text:span text:style-name="T21">xx. </text:span>florins<text:line-break/>(mais il ne leur donna riens) lesquelz vous<text:line-break/>despendrez &amp; faictes bonne chere tant<text:line-break/>qu’ilz dureront iusques à ce que lyuer seraÑ<text:line-break/>finé<text:span text:style-name="pc"> »</text:span> :&amp; leur nomma le logis apres lequel<text:line-break/>ilz demanderoient, les aueugles moult le<text:line-break/>remercierent, &amp; chascun cuida que aucun<text:lin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pc"><text:span text:style-name="T1">« </text:span></text:span>Monseigneur hoste, nous auons<text:line-break/>rencontré vn bon homme à cheual qui nous<text:line-break/>à donné pour Dieu vint florins à despendre<text:line-break/>pour lamour de luy iusques à tant que<text:line-break/>lyuer soit passe.<text:span text:style-name="pc"> »</text:span> L’hoste estoit auaricieux<text:line-break/>pour auoir l’argent &amp; receut les aueugles<text:line-break/>sans demãder n’enquerir qui auoit les vintz<text:line-break/><text:span text:style-name="T41">fl</text:span>orins, ains il dist <text:span text:style-name="pc"><text:span text:style-name="T1">« </text:span></text:span>bien mes amys ie vous<text:line-break/>feray bonne chere<text:span text:style-name="pc"> »</text:span>, &amp; acheta viande laquelÑ<text:line-break/>le fist aprester &amp; leur fit faire bonne chere<text:line-break/>iusques à tant que l’argent fust despendu.<text:line-break/>Lors l’hoste dist. <text:span text:style-name="pc"><text:span text:style-name="T1">« </text:span></text:span>Mes freres voulons nous<text:line-break/>conter, les vingt florins sont tous despendus<text:span text:style-name="pc"> »</text:span>,<text:line-break/>les aueugles disoient <text:span text:style-name="pc"><text:span text:style-name="T1">« </text:span></text:span>bien seigneur hoste<text:span text:style-name="pc"> »</text:span>.<text:line-break/>Lors parla l’vn des aueugles &amp; dist, <text:span text:style-name="pc"><text:span text:style-name="T1">« </text:span></text:span>celuy<text:line-break/>qui à les vingtz florins les donne à l’hoste &amp;<text:line-break/>le paye<text:span text:style-name="pc"> 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pc"><text:span text:style-name="T1">« </text:span></text:span>que feray ie ; si ie les laisse<text:line-break/>aller ie n’auray riens de mes despens, si<text:line-break/>ie les retiens plus longuement ilz en desÑ<text:line-break/>pendront encore plus<text:span text:style-name="pc"> 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<text:soft-pag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pc"><text:span text:style-name="T1">« </text:span></text:span>Quel sens auez vous que vous tenez<text:line-break/>les aueugles ainsi enfermez, nauez vous<text:line-break/>nulle pitié &amp; misericorde sus les poures<text:line-break/>gens<text:span text:style-name="pc"> »</text:span>, l’oste dist. <text:span text:style-name="pc"><text:span text:style-name="T1">« </text:span></text:span>Ie voudroys qu'ilz fussent<text:line-break/>ou les eaux s’assemblent &amp; que ie fusse payé<text:line-break/>de mes despẽs<text:span text:style-name="pc"> »</text:span> &amp; luy conta cõment il estoit<text:line-break/>par les aueugles deceu &amp; trompé. Adonc<text:line-break/>Vlespiegle dist, <text:span text:style-name="pc"><text:span text:style-name="T1">« </text:span></text:span>ne peuuent ilz estre pleigez.<text:span text:style-name="pc"> »</text:span><text:line-break/>L'hoste dist. <text:span text:style-name="pc"><text:span text:style-name="T1">« </text:span></text:span>Ie seroye content d’vn bon pleiĜ<text:line-break/>ge<text:span text:style-name="pc"> »</text:span> &amp; respondant, <text:span text:style-name="pc"><text:span text:style-name="T1">« </text:span></text:span>ie laisseroye les miserables<text:line-break/>aueugles courir<text:span text:style-name="pc"> »</text:span>, Vlespiegle dist <text:span text:style-name="pc"><text:span text:style-name="T1">« </text:span></text:span>bien donc ie<text:line-break/>men iray cercher si ie pourray trouuer auÑ<text:line-break/>cun pleige<text:span text:style-name="pc"> »</text:span>, Et s'en alla au curé &amp; dist. <text:span text:style-name="pc"><text:span text:style-name="T1">« </text:span></text:span>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<text:span text:style-name="pc"> »</text:span> Le curé dist, <text:span text:style-name="pc"><text:span text:style-name="T1">« </text:span></text:span>ie le feÑ<text:line-break/>ray voulontiers mais il luy faut encore atÑ<text:line-break/>tendre deux ou troys iours car cela ne se<text:line-break/>peut faire en haste.<text:span text:style-name="pc"> »</text:span> Vlespiegle dit <text:span text:style-name="pc"><text:span text:style-name="T1">« </text:span></text:span>bien<text:line-break/><text:span text:style-name="pb">[f. 80]<text:line-break/></text:span>cela est, bon mais tandis iray querir sa femÑ<text:line-break/>à laquelle vous le pourrez dire<text:span text:style-name="pc"> »</text:span>, le curé dist,<text:line-break/><text:span text:style-name="pc"><text:span text:style-name="T1">« </text:span></text:span>bien qu’elle vienne, &amp; ie le diray à elle<text:line-break/>mesme<text:span text:style-name="pc"> »</text:span>, alors Vlespiegle s’en retourna à<text:line-break/>l’hoste &amp; dist <text:span text:style-name="pc"><text:span text:style-name="T1">« </text:span></text:span>i'ay trouué vn bon pleige leÑ<text:line-break/>quel est vostre curé qui veut promettre de<text:line-break/>payer pour eux. Parquoy laissez vostre<text:line-break/>femme venir auec moy il le promettra à<text:line-break/>elle mesme<text:span text:style-name="pc"> »</text:span>, l’hoste estoit bien ayse &amp; vouÑ<text:line-break/>lentiers enuoya sa femme auec luy au curé.<text:line-break/>Adonc Vlespiegle dist <text:span text:style-name="pc"><text:span text:style-name="T1">« </text:span></text:span>la femme est icy diÑ<text:line-break/>tes luy maintenant comme m’auez dist &amp;<text:line-break/>promis.<text:span text:style-name="pc"> »</text:span> <text:span text:style-name="T21">Le curé dist bien </text:span><text:span text:style-name="pc"><text:span text:style-name="T1">« </text:span></text:span>ma chere dame<text:line-break/>attendez vn iour ou deux i’ayderay. bien à<text:line-break/>l’hoste<text:span text:style-name="pc"> »</text:span>, lors la femme estoit bien ayse &amp;<text:line-break/>s’en retourna à la maison, &amp; le dist à son<text:lin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<text:soft-page-break/>auoient despendu. Alors le curé dist. <text:span text:style-name="pc"><text:span text:style-name="T1">« </text:span></text:span>Chere<text:line-break/>dame vostre mary vous à il ainsi commanÑ<text:line-break/>de ?<text:span text:style-name="pc"> »</text:span> Elle dist que ouy, le curé dist, <text:span text:style-name="pc"><text:span text:style-name="T1">« </text:span></text:span>c’est le diaÑ<text:line-break/>ble qui veut auoir de l’argent<text:span text:style-name="pc"> »</text:span>, la femme<text:line-break/>respondit. <text:span text:style-name="pc"><text:span text:style-name="T1">« </text:span></text:span>Ce n’est pas, le mauuais esprit ie<text:line-break/>veux auoir argent pour mes despẽs<text:span text:style-name="pc"> »</text:span>. Alors le<text:line-break/>curé dist. <text:span text:style-name="pc"><text:span text:style-name="T1">« </text:span></text:span>Lon m’a dist que vostre mary est<text:line-break/>vexé du diable amenez le icy, ie luy ayÑ<text:line-break/><text:span text:style-name="pb">[f. 81]<text:line-break/></text:span>deray bien par la grace de Dieu &amp; le chasseĜ<text:line-break/>ray dehors.<text:span text:style-name="pc"> »</text:span> Alors la femme dist <text:span text:style-name="pc"><text:span text:style-name="T1">« </text:span></text:span>mauÑ<text:line-break/>uaises gens &amp; coquins sont accoustumez<text:line-break/>de trouer telles inuentions quand, il faut<text:line-break/>payer. Se mon mary est vexé du mauuais<text:line-break/>esprit vous le saurez incontinent.<text:span text:style-name="pc"> »</text:span> Et elle<text:line-break/>courut à la maison &amp; se complaignyt de<text:line-break/>ce que le curé auoit dist. L'hoste se courÑ<text:line-break/>rouca <text:span text:style-name="Police_20_par_20_défaut"><text:span text:style-name="T7">&amp;</text:span></text:span>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pc"><text:span text:style-name="T1">« </text:span></text:span>aydez moy mes amys &amp; voisins cest<text:line-break/>homme est vexé du mauuais esprit<text:span text:style-name="pc"> »</text:span>, alors<text:line-break/>l’hoste dist <text:span text:style-name="pc"><text:span text:style-name="T1">« </text:span></text:span>vous me payerez<text:span text:style-name="pc"> 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P21"><text:span text:style-name="Character_20_style">despendu. Adonc le curé dit qu'il ne luy<text:line-break/>deuoit riens, ains s’il estoit surprins<text:line-break/>du mauuais esprit il luy en ayÑ<text:line-break/>deroit bien. Ce dura si<text:line-break/>longuement qu’ilz<text:line-break/>vesquiren</text:span><text:span text:style-name="Character_20_style"><text:span text:style-name="T15">t.<text:line-break/>**<text:line-break/>*<text:line-break/></text:span></text:span><text:span text:style-name="pb"><text:span text:style-name="T15">[f. 82]</text:span></text:span></text:p>
      <text:p text:style-name="P9">Comment Vlespiegle espouuenta &amp;<text:line-break/><text:span text:style-name="T62">(D)</text:span>fit auoir peur a son hoste Ifleueu<text:line-break/><text:span text:style-name="T62">(D)</text:span>d'vn loup mort.</text:p>
      <text:p text:style-name="P14"><text:span text:style-name="lettrine4">I</text:span>L demouroit en Isleuen vn hoÑ<text:line-break/>ste qui estoit fort despiteux &amp;<text:line-break/>de haut parler qui se disoit estre<text:line-break/><text:soft-pag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pc"><text:span text:style-name="T1">« </text:span></text:span>Ou dyable<text:line-break/>auez vous esté si longuement que vous veÑ<text:line-break/>nez si tard au logis ?<text:span text:style-name="pc"> »</text:span> Les marchans dirent<text:line-break/><text:span text:style-name="pc"><text:span text:style-name="T1">« </text:span></text:span>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longuement.<text:span text:style-name="pc"> »</text:span> <text:span text:style-name="Police_20_par_20_défaut"><text:span text:style-name="T38">Qua</text:span></text:span><text:span text:style-name="T39">n</text:span>d l'hoste ouyt ce parla<text:line-break/>plus fierement que deuant dirant comment<text:line-break/>ilz se laissoiẽt eux troys chasser d’vn loup <text:span text:style-name="pc"><text:span text:style-name="T1">« </text:span></text:span>si<text:line-break/><text:span text:style-name="typo_5f_reg">b</text:span>ien rencontroys dix au champs ie les combaĜ<text:line-break/>troys <text:span text:style-name="Police_20_par_20_défaut"><text:span text:style-name="T7">&amp;</text:span></text:span> enchasseroys<text:span text:style-name="pc"> 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pc"><text:span text:style-name="T1">« </text:span></text:span>l’hoste est de haut<text:line-break/>parler s’il vous plaist ie le payeray bien<text:line-break/>qu’il ne vous dira ou parlera plus de loupz<text:span text:style-name="pc"> »</text:span>,<text:line-break/>auquel les marchans dirent que bien le vouÑ<text:line-break/>loient &amp; luy promettoient de rendre l’arÑ<text:line-break/>gent qu’il auoit despendu &amp; plus, alors VleÑ<text:line-break/>piegle dist, <text:span text:style-name="pc"><text:span text:style-name="T1">« </text:span></text:span>allez à vostre mar<text:span text:style-name="typo_5f_reg">c</text:span>hãdise, &amp; quand<text:line-break/>vous retournerez si venez ceans loger, ie seÑ<text:line-break/>ray icy &amp; nous payerons l’hoste<text:span text:style-name="pc"> »</text:span>, au matin<text:line-break/>les marchans se leuerent &amp; payerẽt l’hoste<text:line-break/>pour leurs despens &amp; pour Vlespiegle, &amp;<text:line-break/>s'en partirent. L’hoste cria apres eux en moÑ<text:line-break/>quant or <text:span text:style-name="pc"><text:span text:style-name="T1">« </text:span></text:span>entre vous marchans gardez vous<text:line-break/>que le loup ne vous morde<text:span text:style-name="pc"> »</text:span>, les marchans diĜ<text:line-break/>soient <text:span text:style-name="pc"><text:span text:style-name="T1">« </text:span></text:span>nous vous remercions hoste de ce que<text:line-break/>nous auisez si les loups nous mengent si ne<text:line-break/>vous trouuerons pas icy<text:span text:style-name="pc"> »</text:span>, &amp; aussi nous ne reÑ<text:line-break/>tournerons pas &amp; s’en partirẽt. Et VlespieÑ<text:line-break/>gle cheuaucha dehors &amp; eu<text:span text:style-name="T42">t la</text:span> fortune qu’il<text:line-break/>print vn loup, lequel tua, &amp; le laissa bien<text:line-break/>fort engeller. Et quand le iour vint que<text:line-break/>les marchans auoient promis de retourÑ<text:line-break/><text:soft-pag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pc"><text:span text:style-name="T1">« </text:span></text:span>il nous est ainsi auenu mais vous voulez tuer<text:line-break/>dix loupz tuez en premier vn puis apres<text:line-break/>les neuf.<text:span text:style-name="pc"> »</text:span> L’hoste dis<text:span text:style-name="T21">t </text:span><text:span text:style-name="pc"><text:span text:style-name="T1">« </text:span></text:span><text:span text:style-name="T25">ce la</text:span><text:span text:style-name="T21"> fer</text:span>ay ie bien<text:span text:style-name="pc"> »</text:span>, &amp; ce<text:line-break/>dura tout le soir iusques à ce qu’ilz allerent<text:line-break/>coucher. Et Vlespiegle se teust iusques à<text:line-break/>tant qu’il fut en la chãbre auec les marchans<text:line-break/>puis dist, <text:span text:style-name="pc"><text:span text:style-name="T1">« </text:span></text:span>mes amys laissez moy faire mes<text:line-break/>choses, &amp; veillez vn peu quand l’hoste &amp; ses<text:line-break/>gens seront couchez.<text:span text:style-name="pc"> 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pc"><text:span text:style-name="T1">« </text:span></text:span>seigneur hoste<text:span text:style-name="pc"> »</text:span>. L’oste<text:line-break/>demanda aux marchãs qu’elle chose ilz vouĜ<text:line-break/>loient auoir ilz dirent. <text:span text:style-name="pc"><text:span text:style-name="T1">« </text:span></text:span>Nous voulõs auoir à<text:line-break/>boire, car nous auons grãd soif souffrez que<text:line-break/>vostre chambriere ou valet nous apporte à<text:line-break/>boire nous le payerons bien demain<text:span text:style-name="pc"> »</text:span> l'hoste<text:line-break/>se courrouca &amp; dist. <text:span text:style-name="pc"><text:span text:style-name="T1">« </text:span></text:span>C'est la maniere de ceux<text:line-break/>de Saxe que nuit &amp; iour veulẽt boire<text:span text:style-name="pc"> 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<text:span text:style-name="T43">e</text:span>n leur chambre<text:line-break/>car il pensoit que la chambriere ce fust enÑ<text:line-break/>dormie, &amp; le valet se leua voulant aussi alÑ<text:line-break/>lumer vne chandelle. Quand la c<text:span text:style-name="T21">ha</text:span><text:span text:style-name="typo_5f_reg">n</text:span><text:span text:style-name="T21">d</text:span>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<text:soft-pag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pc"><text:span text:style-name="T1">« </text:span></text:span>mes chers amys venes nous ayÑ<text:line-break/>der, icy est vn loup qui à mẽgé la chãbriere<text:line-break/>&amp; le seruiteur<text:span text:style-name="pc"> »</text:span>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<text:span text:style-name="pc"><text:span text:style-name="T1">« </text:span></text:span>Or regardez ce <text:span text:style-name="T43">hardi</text:span><text:line-break/><text:span text:style-name="pb">[f. 86]<text:line-break/></text:span><text:span text:style-name="typo_5f_reg">[hom</text:span><text:span text:style-name="typo_5f_reg"><text:span text:style-name="T43">(me)</text:span></text:span><text:span text:style-name="typo_5f_reg">] </text:span>se vante qu'au champ veut tuer dix loups<text:line-break/>&amp; maintenant il à paour pour vn seul<text:line-break/>mort en sa maison.<text:span text:style-name="pc"> »</text:span> Quand l’hoste vit que<text:line-break/>ce luy <text:span text:style-name="typo_5f_orig"><text:span text:style-name="T43">s</text:span></text:span><text:span text:style-name="typo_5f_reg"><text:span text:style-name="T43">f</text:span></text:span><text:span text:style-name="T43">ut</text:span>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P9">Comment Vlespiegle escorcha vn<text:line-break/><text:span text:style-name="T62">(D)</text:span>chien &amp; donna la peau à l'hostesĜ<text:line-break/><text:span text:style-name="T62">(D)</text:span>se pour le demy escot.</text:p>
      <text:p text:style-name="Standard"/>
      <text:p text:style-name="P14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<text:soft-page-break/>lant sur ses iambes. L’hostesse voyant ce,<text:line-break/>dist. <text:span text:style-name="pc"><text:span text:style-name="T1">« </text:span></text:span>Cher amy donnez au chien à boire à<text:line-break/>son escuelle, c'est son intention.<text:span text:style-name="pc"> »</text:span> VlespieÑ<text:line-break/>gle dist <text:span text:style-name="pc"><text:span text:style-name="T1">« </text:span></text:span>bien ie le feray volontiers<text:span text:style-name="pc"> »</text:span>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pc"><text:span text:style-name="T1">« </text:span></text:span>Si vous auiez vn hoste qui eust menĜ<text:line-break/>gé vostre viande, &amp; beu vostre biere, &amp;<text:line-break/>qu’il n’eust point d’argent, en seriez vous<text:line-break/>bien contente<text:span text:style-name="pc"> »</text:span>, l'hostesse cuida qu’il le diÑ<text:line-break/>soit de soy mesmes &amp; ne pensa pas qu’il<text:line-break/>le cuydast du chien, &amp; dist. <text:span text:style-name="pc"><text:span text:style-name="T1">« </text:span></text:span>L’on n’a nul<text:line-break/>credit ceans, il faut donner argent ou gaÑ<text:line-break/>ge.<text:span text:style-name="pc"> »</text:span> Vlespiegle dist. <text:span text:style-name="pc"><text:span text:style-name="T1">« </text:span></text:span><text:span text:style-name="T44">I</text:span>e suis bien content<text:line-break/>pour ma part, vn autre paye la sienne.<text:span text:style-name="pc"> 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pc"><text:span text:style-name="T1">« </text:span></text:span>contons<text:span text:style-name="pc"> »</text:span>, la dame<text:line-break/>conta sa viande &amp; breuaige, &amp; Vlespiegle<text:line-break/><text:span text:style-name="pb">[f. 88]<text:line-break/></text:span>mist le demy escot deuant elle, la dame<text:line-break/>dist, <text:span text:style-name="pc"><text:span text:style-name="T1">« </text:span></text:span>qui payera l'autre moytié vous auez<text:line-break/>eu la viande &amp; ceruoyse tout seul.<text:span text:style-name="pc"> »</text:span> VleÑ<text:line-break/>spiegle dist <text:span text:style-name="pc"><text:span text:style-name="T1">« </text:span></text:span>ie ne l'ay pas eu tout seul : car<text:line-break/>il y auoit vn a<text:span text:style-name="T44">u</text:span>tre auec moy qui menÑ<text:line-break/>geoit &amp; buuoit auec, &amp; n’auoit point d'arĜ<text:line-break/>gẽt, mais bon gage payera l’autre moytié<text:span text:style-name="pc"> »</text:span>,<text:line-break/>la dame dist, <text:span text:style-name="pc"><text:span text:style-name="T1">« </text:span></text:span>qui est il &amp; quel gage à il<text:span text:style-name="pc"> »</text:span>, VleĜ<text:line-break/>spiegle dist, <text:span text:style-name="pc"><text:span text:style-name="T1">« </text:span></text:span>c’est la meilleure robbe qu’il<text:line-break/>auoit vestu<text:span text:style-name="pc"> »</text:span> &amp; print la peau du chien diÑ<text:line-break/>sant. <text:span text:style-name="pc"><text:span text:style-name="T1">« </text:span></text:span>Hostesse tenez voicy la meilleure<text:line-break/>robbe de celuy qui à mengé &amp; beu auec<text:line-break/>moy.<text:span text:style-name="pc"> »</text:span> La dame veit bien que c'estoit la<text:line-break/>peau de son chien, &amp; elle se courrouce<text:line-break/>fort &amp; dist en maudissant Vlespiegle <text:span text:style-name="pc"><text:span text:style-name="T1">« </text:span></text:span>pourĜ<text:line-break/>quoy auez vous escorché mon chien<text:span text:style-name="pc"> »</text:span> VleÑ<text:line-break/>spiegle dist. <text:span text:style-name="pc"><text:span text:style-name="T1">« </text:span></text:span>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<text:soft-page-break/>gage, &amp; il n’a point d’argent pour payer<text:line-break/>son escot si luy conuint d’y laisser sa robÑ<text:line-break/>be en gage &amp; prenez la pour son escot.<text:span text:style-name="pc"> »</text:span><text:line-break/>Alors la dame se courrouca encore plus<text:line-break/>disant, <text:span text:style-name="pc"><text:span text:style-name="T1">« </text:span></text:span>allez dehors ma maison, &amp; iamais<text:line-break/>n’y reuenez.<text:span text:style-name="pc"> »</text:span> <text:span text:style-name="pc"><text:span text:style-name="T1">« </text:span></text:span>Non <text:span text:style-name="pc"><text:span text:style-name="T45">(</text:span></text:span>dist Vlespiegle<text:span text:style-name="pc"><text:span text:style-name="T45">)</text:span></text:span>. Ie n’iÑ<text:line-break/>ray pas<text:span text:style-name="pc"> »</text:span> ains cheuaucheray dehors &amp; briÑ<text:line-break/><text:span text:style-name="pb">[f. 89]<text:line-break/></text:span>da son cheual &amp; cheuaucha dehors disant<text:line-break/><text:span text:style-name="pc"><text:span text:style-name="T1">« </text:span></text:span>dame gardez bien le gage iusques à tant<text:line-break/>que vous ayez vostre argent ie reuienÑ<text:line-break/>dray encore vne foys sans estre prié : &amp;<text:line-break/>s’il est ainsi que ie ne boiue pas de vostre<text:line-break/>biere ie n’en payeray riens.<text:span text:style-name="pc"> »</text:span></text:p>
      <text:p text:style-name="P9">Comment Vlespiegle disoit à la mesÑ<text:line-break/><text:span text:style-name="T62">(D)</text:span>me hostesse vn iour que VlespieÑ<text:line-break/><text:span text:style-name="T62">(D)</text:span>gle gisoit sur vne roue.</text:p>
      <text:p text:style-name="P14"><text:span text:style-name="lettrine5">A</text:span><text:span text:style-name="style_5f_uc">P</text:span><text:span text:style-name="style_5f_sc">res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pc"><text:span text:style-name="T1">« </text:span></text:span>que nenny quelĜ<text:line-break/>le nouuelle orray ie d’vn malicieux larÑ<text:line-break/>ron, ie n<text:span text:style-name="T21">e le puis ouyr nommer</text:span><text:span text:style-name="pc"> »</text:span><text:span text:style-name="T21"> VlespieÑ<text:line-break/>gle dist. </text:span><text:span text:style-name="pc"><text:span text:style-name="T1">« </text:span></text:span><text:span text:style-name="T21">Qu’elle chose vous à il m’effait<text:line-break/>que vous estes si courroucée sur luy. Mais<text:line-break/>toutesfoys par tout ou il à esté il n'en vuiĜ<text:line-break/>da iamais sans y faire aucune mauuaistié</text:span><text:span text:style-name="pc"> »</text:span><text:span text:style-name="T21">,<text:line-break/></text:span><text:span text:style-name="pc">« </text:span><text:span text:style-name="T21">voire </text:span><text:span text:style-name="pc"><text:span text:style-name="T26">(</text:span></text:span><text:span text:style-name="T21">dist l’hostesse</text:span><text:span text:style-name="pc"><text:span text:style-name="T26">)</text:span></text:span><text:span text:style-name="T21">, ie m’en suis aussi biẽ<text:line-break/></text:span><text:span text:style-name="pb"><text:span text:style-name="T21">[f. 90]</text:span></text:span><text:span text:style-name="pb"><text:line-break/></text:span>apperceüe, car enuiron huyt iours passez<text:line-break/>il estoit icy, &amp; écorcha mon chien &amp; me<text:line-break/>donna la peau pour sa ceruoise<text:span text:style-name="pc"> »</text:span>, VlespieÑ<text:line-break/>gle dist <text:span text:style-name="pc"><text:span text:style-name="T1">« </text:span></text:span>cela estoit vne piece d’vn cocÑ<text:line-break/>quin, &amp; ce n’est pas bien fait.<text:span text:style-name="pc"> »</text:span> L’hostesse<text:line-break/>dist. <text:span text:style-name="pc"><text:span text:style-name="T1">« </text:span></text:span>Il en aura encore mauuais train &amp;<text:line-break/>fin.<text:span text:style-name="pc"> »</text:span> <text:span text:style-name="pc"><text:span text:style-name="T1">« </text:span></text:span>Chere hostesse <text:span text:style-name="pc"><text:span text:style-name="T46">(</text:span></text:span>dist Vlespiegle<text:span text:style-name="pc"><text:span text:style-name="T46">)</text:span></text:span> il à son<text:line-break/>guerdon il sied ainsi sur vne roue.<text:span text:style-name="pc"> »</text:span> <text:span text:style-name="pc"><text:span text:style-name="T1">« </text:span></text:span>O dist<text:line-break/>l'hostesse Dieu en soit loué, si ie fusse esté<text:line-break/>illec i'eusse volontiers payé la roue, &amp; si<text:line-break/>i’eusse eu la puissance &amp; force ie luy eusse<text:line-break/><text:soft-page-break/>mesme rompu bras &amp; iambes.<text:span text:style-name="pc"> »</text:span> Alors VleÑ<text:line-break/>spiegle dist <text:span text:style-name="pc"><text:span text:style-name="T1">« </text:span></text:span>dame demourez sur ce proÑ<text:line-break/>pos car quand il disoit cecy il gisoit sur<text:line-break/>vne roue<text:span text:style-name="pc"> »</text:span>, &amp; disant à Dieu il s’en partit de<text:line-break/>là ne onc n’y retourna.</text:p>
      <text:p text:style-name="P9">Comment Vlespiegle mist vne hoÑ<text:line-break/><text:span text:style-name="T62">(D)</text:span>stesse à tout les fesses nues dessus<text:line-break/><text:span text:style-name="T62">(D)</text:span>les cendres chaudes<text:span text:style-name="Police_20_par_20_défaut"><text:span text:style-name="T16">.</text:span></text:span></text:p>
      <text:p text:style-name="P14"><text:span text:style-name="lettrine4">Q</text:span>V<text:span text:style-name="Police_20_par_20_défaut"><text:span text:style-name="T9">and</text:span>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pc"><text:span text:style-name="T1">« </text:span></text:span>non, ains i’ay bien<text:line-break/>ouy dire qu'il est vn esleu cocquin &amp; maÑ<text:line-break/><text:span text:style-name="pb">[f. 91]<text:line-break/></text:span>licieux.<text:span text:style-name="pc"> »</text:span> Alors Vlespiegle dist <text:span text:style-name="pc"><text:span text:style-name="T1">« </text:span></text:span>par douces<text:line-break/>parolles, chere dame, pourquoy le dites<text:line-break/>vous, vous ne le cognoissez pas.<text:span text:style-name="pc"> »</text:span> L’hostesÑ<text:line-break/>se dist, <text:span text:style-name="pc"><text:span text:style-name="T1">« </text:span></text:span>il ne m’en chaut combien que ie<text:line-break/>ne le cognois. Les gens toutesfoys le diÑ<text:line-break/>sent.<text:span text:style-name="pc"> »</text:span> Vlespiegle dist. <text:span text:style-name="pc"><text:span text:style-name="T1">« </text:span></text:span>Dame il ne vous à<text:line-break/>point m’effait s’il est vn malicieux vous<text:line-break/>ne le sauez sinon par ouyr dire<text:span text:style-name="pc"> »</text:span>, la dame<text:line-break/>dist. <text:span text:style-name="pc"><text:span text:style-name="T1">« </text:span></text:span>Ie le dis comme ie l'ay ouy dire des<text:line-break/>gens qui sont venus ceans loger<text:span text:style-name="pc"> 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pc"><text:span text:style-name="T1">« </text:span></text:span>dame or<text:line-break/>pouuez bien dire que Vlespiegle est vn<text:line-break/>malicieux, car vous auez esprouué &amp; esÑ<text:line-break/>sayé &amp; veu de sa finesse<text:span text:style-name="pc"> »</text:span>, la femme cria lors<text:line-break/>bien haut, &amp; Vlespiegle se partit de la &amp;</text:p>
      <text:p text:style-name="P21"><text:span text:style-name="Character_20_style">dist. </text:span><text:span text:style-name="pc"><text:span text:style-name="T1">« </text:span></text:span><text:span text:style-name="Character_20_style">Ainsi doit on payer ces plaideÑ<text:line-break/>resses qui caquettent mal des<text:line-break/>gens par ouyr dire, comÑ<text:line-break/>bien que mesme ne les<text:line-break/>cognoissent &amp; iaÑ<text:line-break/>mais ne l’ont<text:line-break/></text:span><text:span text:style-name="Character_20_style"><text:span text:style-name="T46">veu ne fait</text:span></text:span><text:span text:style-name="Character_20_style"><text:line-break/>nul mal.</text:span><text:span text:style-name="pc"> »</text:span><text:span text:style-name="Character_20_style"><text:line-break/>**<text:line-break/></text:span><text:soft-page-break/><text:span text:style-name="Character_20_style">*<text:line-break/></text:span><text:span text:style-name="pb">[f. 92]</text:span></text:p>
      <text:p text:style-name="P4">Comment Vlespiegle deceut vn HolÑ<text:line-break/>landoys auec vne pomme rostie.</text:p>
      <text:p text:style-name="P14"><text:span text:style-name="lettrine5">I</text:span>N iour vint .Vlespiegle en<text:line-break/>vn logis ou estoient pluÑ<text:line-break/>sieurs Hollandoys. Et estoit<text:line-break/>deuenu malade ; si qu’il ne<text:line-break/>pouuoit<text:span text:style-name="T4"> m</text:span><text:span text:style-name="T19">ẽ</text:span><text:span text:style-name="T4">ger</text:span> de la chair,<text:line-break/>&amp; fist cuyre deux œufz, lesquelz il mist<text:line-break/>deuant luy sur la table, auec les autres, la<text:line-break/>y eut vn Hollandoys qui regarda VlespieĜ<text:line-break/>gle pour vn païsant &amp; dist <text:span text:style-name="pc"><text:span text:style-name="T1">« </text:span></text:span>qui estes vous,<text:line-break/>ne sauez vous menger la viande de l’hoÑ<text:line-break/>ste<text:span text:style-name="pc"> »</text:span> &amp; print les deux œufz &amp; les huma deÑ<text:line-break/>hors l’vn apres l’autre, &amp; mist les escarÑ<text:line-break/>gnes vuides deuant Vlespiegle, &amp; dist.<text:line-break/><text:span text:style-name="pc"><text:span text:style-name="T1">« </text:span></text:span>Tenez vela la casse : les relicques sont deÑ<text:line-break/>hors<text:span text:style-name="pc"> 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<text:span text:style-name="T47">le dos</text:span>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<text:span text:style-name="pc"><text:span text:style-name="T1">« </text:span></text:span>ce n’est point empoisonnement,<text:line-break/>ains est vne purgation pour l’estomach :<text:line-break/>car vn gormant estomac ne peut menger<text:line-break/>toute viande, car si le Hollandoys m’eust<text:line-break/>dit qu'il eut mengé la pomme si hastiueÑ<text:line-break/>ment ie l’e<text:span text:style-name="T21">usse auisé : car les œufz molz ne<text:line-break/>peuuent endurer la pomme rostie auec la<text:line-break/>poudre en l’estomach</text:span><text:span text:style-name="pc"> »</text:span><text:span text:style-name="T21"> ains leur cõuenoit<text:line-break/>issir dehors, le Hollandoys guerist &amp; dist<text:line-break/>à Vlespiegle </text:span><text:span text:style-name="pc"><text:span text:style-name="T1">« </text:span></text:span><text:span text:style-name="T21">mengez ce que voulez, ie<text:line-break/>ne mengeray plus auec vous.</text:span><text:span text:style-name="pc"> »</text:span></text:p>
      <text:p text:style-name="P9"><text:soft-page-break/>Comment Vlespiegle fist à vne femÑ<text:line-break/><text:span text:style-name="T62">(D)</text:span>me frapper ces potz de terre en<text:line-break/><text:span text:style-name="T62">(D)</text:span>pieces.</text:p>
      <text:p text:style-name="Standard"/>
      <text:p text:style-name="P14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pc"><text:span text:style-name="T1">« </text:span></text:span>tres<text:span text:style-name="typo_5f_reg"><text:span text:style-name="T48"> </text:span>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<text:span text:style-name="pc"> »</text:span>, l’euesque<text:line-break/>dist, <text:span text:style-name="pc"><text:span text:style-name="T1">« </text:span></text:span>ie le verroys volontiers<text:span text:style-name="pc"> »</text:span>, &amp; l’euesÑ<text:line-break/>que voulut gager contre lu<text:span text:style-name="T21">y pour</text:span><text:span text:style-name="typo_5f_orig">. </text:span><text:span text:style-name="typo_5f_reg"><text:s/>.</text:span><text:span text:style-name="Police_20_par_20_défaut"><text:span text:style-name="T21">xxx</text:span></text:span><text:span text:style-name="Police_20_par_20_défaut"><text:span text:style-name="T13">.</text:span></text:span><text:line-break/><text:span text:style-name="T49">f</text:span>lorins dor que la femme ne le feroit pas.<text:line-break/>Et la gaigeure se fist &amp; l’euesque alla auec<text:line-break/>luy sur le marché, &amp; monstra à l’euesque<text:line-break/>la femme &amp; il alla auec l’euesque sur la<text:line-break/>maison de la ville. Et commença à parler<text:line-break/>&amp; faire semblant par parolles, &amp; comme<text:line-break/>si à cela vouloit contraindre de faire, au<text:line-break/><text:span text:style-name="pb">[f. 95]<text:line-break/></text:span>dernier il fist signe à la femme comme il<text:line-break/>auoit dit. Et elle se leua &amp; print vn grand<text:line-break/>baston &amp; frappa entre les potz tãt qu’ilz<text:line-break/>furent en pieces, si que tous ceux qui eÑ<text:line-break/><text:soft-page-break/>stoient entour le marché rioyent &amp; l’eÑ<text:line-break/>uesque auec ses nobles aussi. Quand l’eÑ<text:line-break/>uesque fut reuenu en sa court il le print à<text:line-break/>part, &amp; dist <text:span text:style-name="pc"><text:span text:style-name="T1">« </text:span></text:span>dites moy comment feistes<text:line-break/>vous que la femme <text:span text:style-name="T21">frappa tous ses potz<text:line-break/>en pieces &amp; ie vous payeray les</text:span><text:span text:style-name="typo_5f_orig">. </text:span><text:span text:style-name="typo_5f_reg"><text:s/>.</text:span><text:span text:style-name="T21">xxx. floÑ<text:line-break/>rins d’or</text:span><text:span text:style-name="pc"> »</text:span><text:span text:style-name="T21">, il dist. </text:span><text:span text:style-name="pc"><text:span text:style-name="T1">« </text:span></text:span><text:span text:style-name="T21">Tres</text:span><text:span text:style-name="typo_5f_reg"><text:span text:style-name="T49"> </text:span></text:span><text:span text:style-name="T21">redouté sire ie le fis<text:line-break/>par aucune Nigromance, ie les auois tous<text:line-break/>payez.</text:span><text:span text:style-name="pc"> »</text:span><text:span text:style-name="T21"> L’euesque s’en rit &amp; luy donna<text:line-break/>les</text:span><text:span text:style-name="typo_5f_orig">. </text:span><text:span text:style-name="typo_5f_reg"><text:s/>.</text:span><text:span text:style-name="T21">xxx. Florins : mais il luy conuint proÑ<text:line-break/>mettre, qu’il ne le diroit à personne, &amp;,<text:line-break/>il luy donroit vn gras bœuf, il dit. </text:span><text:span text:style-name="pc"><text:span text:style-name="T1">« </text:span></text:span><text:span text:style-name="T21">Ie me<text:line-break/>tairay volontiers</text:span><text:span text:style-name="pc"> »</text:span><text:span text:style-name="T21">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</text:span><text:span text:style-name="pc"><text:span text:style-name="T1">« </text:span></text:span><text:span text:style-name="T21">Si me voulez donĜ<text:line-break/>ner chascun vn gras bœuf en ma cuisine ie<text:line-break/>le vous apprendray</text:span><text:span text:style-name="pc"> »</text:span><text:span text:style-name="T21">, les nobles furent conĜ<text:line-break/>tens, &amp; chascun noble luy amena deux<text:line-break/>bœufz ainsi eut</text:span><text:span text:style-name="typo_5f_orig">. </text:span><text:span text:style-name="typo_5f_reg"><text:s/>.</text:span><text:span text:style-name="T21">xxx. bœufz vallant chasÑ<text:line-break/>cun</text:span><text:span text:style-name="typo_5f_orig">. </text:span><text:span text:style-name="typo_5f_reg"><text:s/>.</text:span><text:span text:style-name="T21">vj.florins d’or, si que les .xxx. florins<text:line-break/>lesquelz il auoit donnez à Vlespiegle fu</text:span>Ñ<text:line-break/><text:span text:style-name="pb">[f. 96]<text:line-break/></text:span>rent bien payez, quand les bœufz furent<text:line-break/>rassemblez il vint cheuauchant &amp; les vit,<text:line-break/>si dit Vlespiegle. <text:span text:style-name="pc"><text:span text:style-name="T1">« </text:span></text:span>Si icy est gagnage, la<text:line-break/>moitié en est mienne<text:span text:style-name="pc"> »</text:span>, l'euesque dist, <text:span text:style-name="pc"><text:span text:style-name="T1">« </text:span></text:span>teÑ<text:line-break/>nez ce que m’auez promis ie tiendray ma<text:line-break/>promesse.<text:span text:style-name="pc"> »</text:span> Et l’euesque luy donna vn gras<text:line-break/>bœufz lequel il amena auec luy. Puis aÑ<text:line-break/>pres l’euesque appella tous ses nobles auÑ<text:line-break/>pres de luy, &amp; dist, <text:span text:style-name="pc"><text:span text:style-name="T1">« </text:span></text:span>escoutez bien, ie vous<text:line-break/>apprendray la science.<text:span text:style-name="pc"> 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&amp; demouroient tous muetz &amp; leur desÑ<text:line-break/>pleut que pource ilz auoient donné leurs<text:line-break/>gras bœufz, mais il leur conuint estre conĜ<text:line-break/>tens &amp; se conforterent eux mesmes diÑ<text:line-break/>sans <text:span text:style-name="pc"><text:span text:style-name="T1">« </text:span></text:span>il est nostre sire s’il nous eut prié,<text:line-break/>pour les bœufz nous les luy<text:span text:style-name="T21"> eusions donÑ</text:span></text:p>
      <text:p text:style-name="P21"><text:span text:style-name="Character_20_style">nez</text:span><text:span text:style-name="pc"> »</text:span><text:span text:style-name="Character_20_style">, mais il leur d’épleut qu’ilz eÑ<text:line-break/>stoient tous si folz que pour vne<text:line-break/></text:span><text:soft-page-break/><text:span text:style-name="Character_20_style">telle follie, ilz auoient<text:line-break/>donnez leurs bœufz </text:span><text:span text:style-name="Character_20_style"><text:span text:style-name="T17">&amp;</text:span></text:span><text:span text:style-name="Character_20_style"><text:line-break/>aussi pource que<text:line-break/>Vlespiegle en<text:line-break/>auoit<text:line-break/>vn</text:span><text:span text:style-name="Character_20_style"><text:span text:style-name="T17">.<text:line-break/></text:span></text:span><text:span text:style-name="pb"><text:span text:style-name="T17">[f. 97]</text:span></text:span></text:p>
      <text:p text:style-name="P10"><text:span text:style-name="T21">Comment Vlespiegle rompit les deÑ</text:span><text:line-break/><text:span text:style-name="T62">(D)</text:span>grez, dont les moynes tombarent<text:line-break/><text:span text:style-name="T62">(D)</text:span>à terre.</text:p>
      <text:p text:style-name="P14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pc"><text:span text:style-name="T1">« </text:span></text:span>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<text:span text:style-name="pc"> »</text:span><text:line-break/>Vlespiegle dist ; <text:span text:style-name="pc"><text:span text:style-name="T1">« </text:span></text:span>bien reuerend pere, ce qu’il<text:line-break/>vous plaist il me plaist aussi.<text:span text:style-name="pc"> »</text:span> Alors labbé dit,<text:line-break/><text:span text:style-name="pc"><text:span text:style-name="T1">« </text:span></text:span>vous ne besongnez pas volontiers, vous seÑ<text:line-break/>rez portier. Si aurez conuersation auec les<text:line-break/>gens, &amp; ne ferez autre chose que ferme &amp;<text:line-break/>defermer la porte.<text:span text:style-name="pc"> »</text:span> Vlespiegle dist. <text:span text:style-name="pc"><text:span text:style-name="T1">« </text:span></text:span>Reuerẽd<text:line-break/>pere, Dieu vous en guerdonne qu’a moy<text:line-break/>ancien homme si bien m’auez porueu. Ie<text:line-break/>veux tout faire ce que me commanderez, &amp;<text:line-break/>laisser ce que me deffendrez.<text:span text:style-name="pc"> »</text:span> Alors labbé dit.<text:line-break/><text:span text:style-name="pc"><text:span text:style-name="T1">« </text:span></text:span>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les laisse tous entrer ilz feroient le monaÑ<text:line-break/>stere poure par mẽger &amp; boire &amp; gourmanĜ<text:line-break/>der.<text:span text:style-name="pc"> »</text:span> Alors Vlespiegle dist. <text:span text:style-name="pc"><text:span text:style-name="T1">« </text:span></text:span>Reuend pere ie le<text:line-break/>feray volontiers.<text:span text:style-name="pc"> 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pc"><text:span text:style-name="T1">« </text:span></text:span>ne laisserez<text:line-break/><text:soft-page-break/>vous pas entré ceux qui appertiẽnent au moÑ<text:line-break/>nastere ?<text:span text:style-name="pc"> »</text:span> Vlespiegle dist. <text:span text:style-name="pc"><text:span text:style-name="T1">« </text:span></text:span>I’ay laissé entrer le<text:line-break/>quatriesme comme m'auiez commandé, &amp;<text:line-break/>non plus, &amp; i’ay accomply voz commandeÑ<text:line-break/>mens.<text:span text:style-name="pc"> »</text:span> Labbé dist, <text:span text:style-name="pc"><text:span text:style-name="T1">« </text:span></text:span>vous auez fait comme vn<text:line-break/>malicieux<text:span text:style-name="pc"> »</text:span> &amp; eust volontiers esté quitte de<text:line-break/>luy. Et il mist &amp; fit vn autre portier, car bien<text:line-break/>sauoit que son ancienne finesse ne laisseroit.<text:line-break/>Et luy donna vn autre office, &amp; dist <text:span text:style-name="pc"><text:span text:style-name="T1">« </text:span></text:span>vous cõÑ<text:line-break/>terez par nuit les moynes : s’il viennent tous<text:line-break/>à matines, &amp; si vous faillez vu en contant ie<text:line-break/>vous donneray congé &amp; vous vuiderez de<text:line-break/>ceans.<text:span text:style-name="pc"> »</text:span> Adonc Vlespiegle dist <text:span text:style-name="pc"><text:span text:style-name="T1">« </text:span></text:span>Reuerend peÑ<text:line-break/>re, cela m’est fort pesant à faire<text:span text:style-name="pc"> »</text:span>, labbé dist.<text:line-break/><text:span text:style-name="pc"><text:span text:style-name="T1">« </text:span></text:span>Or faites ainsi<text:span text:style-name="pc"> 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pc"><text:span text:style-name="T1">« </text:span></text:span>Reuerend pere ay ie pas bien<text:line-break/>fait vostre commandement, i’ay conté les<text:line-break/>moynes<text:span text:style-name="pc"> »</text:span>, &amp; dõna à labbé les oches sur quoy il<text:line-break/>les auoit taillez. A donc labbé respondit <text:span text:style-name="pc"><text:span text:style-name="T1">« </text:span></text:span>vous<text:line-break/>les auez taillez comme vn malicieux, vuidez<text:line-break/>de ceans au dyable.<text:span text:style-name="pc"> »</text:span> Alors il se departit de<text:line-break/>la &amp; vint à Mollen ou il deuint malade.</text:p>
      <text:p text:style-name="titre2">Comment Vlespiegle deuint à molÑ<text:line-break/><text:span text:style-name="T50">(D)</text:span>len malade, &amp; comment il chia<text:line-break/><text:span text:style-name="T50">(D)</text:span>chelz l'apoticaire en ses boetes,<text:line-break/><text:span text:style-name="T50">(D)</text:span>&amp; comment il fut porté dedans<text:line-break/><text:span text:style-name="T50">(D)</text:span>le saint esprit.</text:p>
      <text:p text:style-name="P14"><text:span text:style-name="lettrine2">Q</text:span>Vand Vlespiegle vint de mariendale à<text:line-break/>mollen il deuint malade, &amp; vint heberĜ<text:line-break/>ger chelz vn apoticaire pour illec prendre<text:line-break/><text:soft-pag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pc"><text:span text:style-name="T1">« </text:span></text:span>hors<text:line-break/>des boittes sont sorties toutes les medecines<text:line-break/>parquoy il conuient de rechef y entrer &amp;<text:line-break/>ainsi l’apoticaire n’en perdra riens, car ie ne<text:line-break/>luy scay ny ne peux dõner argẽt.<text:span text:style-name="pc"> 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pc"><text:span text:style-name="T1">« </text:span></text:span>I'ay<text:line-break/><text:span text:style-name="T21">souuẽtesfois</text:span> prié à Dieu que le saint Esprit<text:line-break/>veint en moy, or est ma priere contraire : car<text:line-break/>ie viens au saint Esprit, &amp; il demeure hors<text:line-break/>de moy &amp; moy en luy.<text:span text:style-name="pc"> »</text:span> Alors ilz commenÑ<text:line-break/>cerent tous à rire &amp; disoient. <text:span text:style-name="pc"><text:span text:style-name="T1">« </text:span></text:span>Ainsi que la<text:line-break/>vie de l'homme est telle est aussi volontiers<text:line-break/>communement la fin.<text:span text:style-name="pc"> 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pc"><text:span text:style-name="T1">« </text:span></text:span>mon cher filz, ou<text:line-break/><text:span text:style-name="pb">[f. 101]<text:line-break/></text:span>estes vous ainsi malade.<text:span text:style-name="pc"> »</text:span> Vlespiegle dist, <text:span text:style-name="pc"><text:span text:style-name="T1">« </text:span></text:span>icy<text:line-break/>entre le mur &amp; le lit.<text:span text:style-name="pc"> »</text:span> Alors elle dist, <text:span text:style-name="pc"><text:span text:style-name="T1">« </text:span></text:span>cher<text:line-break/>filz parlez à moy vne douce parolle<text:span text:style-name="pc"> »</text:span>, il dist,<text:line-break/><text:span text:style-name="pc"><text:span text:style-name="T1">« </text:span></text:span>miel miel, n’est ce pas vne douce herbe<text:span text:style-name="pc"> »</text:span>, la<text:line-break/>mere dit. <text:span text:style-name="pc"><text:span text:style-name="T1">« </text:span></text:span>Ie vous prie dites moy vn peu de<text:line-break/>vostre doctrine dont ie puisse auoir meÑ<text:line-break/>moire de vous<text:span text:style-name="pc"> »</text:span>, Vlespiegle dit bien <text:span text:style-name="pc"><text:span text:style-name="T1">« </text:span></text:span>mere,<text:line-break/>quand vous voudrez faire vne chose proffiÑ<text:line-break/>table &amp; <text:span text:style-name="T18">q̃</text:span><text:span text:style-name="T3"> </text:span><text:span text:style-name="T2">vo</text:span>us voudres faire vn pet, boutez<text:line-break/>vostre cul de hors le vent, si n’aurez pas la<text:line-break/>puanteur en voz narines<text:span text:style-name="pc"> »</text:span>, la mere dist, <text:span text:style-name="pc"><text:span text:style-name="T1">« </text:span></text:span>donÑ<text:line-break/>nez moy vn peu de voz biens.<text:span text:style-name="pc"> »</text:span> Vlespiegle reĜ<text:line-break/>spondit <text:span text:style-name="pc"><text:span text:style-name="T1">« </text:span></text:span>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<text:soft-page-break/>vous donne de mes biens tout ce qui est<text:line-break/>droit &amp; courbe<text:span text:style-name="pc"> 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pc"><text:span text:style-name="T1">« </text:span></text:span>mon aÑ<text:line-break/>my ayez repentance &amp; contrition de voz<text:line-break/>pechez, affin que plus doucement &amp;.sainteÑ<text:line-break/>ment puissiez mourir<text:span text:style-name="pc"> »</text:span>, Vlespiegle dist <text:span text:style-name="pc"><text:span text:style-name="T1">« </text:span></text:span>ie ne<text:line-break/><text:span text:style-name="pb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<text:span text:style-name="pc"> »</text:span> La<text:line-break/>beguine dist, <text:span text:style-name="pc"><text:span text:style-name="T1">« </text:span></text:span>soyes ioyeux de ce que vous<text:line-break/>auez laisse quelque mal, mais ayez repenÑ<text:line-break/>tance de voz pechez.<text:span text:style-name="pc"> »</text:span> Alors Vlespiegle dist, <text:span text:style-name="pc"><text:span text:style-name="T1">« </text:span></text:span>il<text:line-break/>me desplaist que ie n’ay pas accomply deux<text:line-break/>chose : car ie ne les scauoye accomplir, ne<text:line-break/>trouuer façon pour les faire<text:span text:style-name="pc"> »</text:span>, lors la beguine<text:line-break/>dist, <text:span text:style-name="pc"><text:span text:style-name="T1">« </text:span></text:span>elles sont bonne ou mauuaise, que ne<text:line-break/>l'aues accomply.<text:span text:style-name="pc"> »</text:span> Vlespiegle dit, <text:span text:style-name="pc"><text:span text:style-name="T1">« </text:span></text:span>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<text:span text:style-name="pc"> »</text:span>, la<text:line-break/>beguine dist. <text:span text:style-name="pc"><text:span text:style-name="T1">« </text:span></text:span>Dieu nous vueille garder, ie<text:line-break/>oys bien que si vous estiez fort &amp; eussiez la<text:line-break/><text:span text:style-name="pb">[f. 103]<text:line-break/></text:span>puissance vous estouperiez mon cul, car ie<text:line-break/>suis vne femme de soixante ans.<text:span text:style-name="pc"> »</text:span> Alors VleÑ<text:line-break/>spiegle dist, <text:span text:style-name="pc"><text:span text:style-name="T1">« </text:span></text:span>il me desplaist qu’il n’est ainsi<text:line-break/>fait &amp; aduenu<text:span text:style-name="pc"> »</text:span>, la beguine dist. <text:span text:style-name="pc"><text:span text:style-name="T1">« </text:span></text:span>Or le dyable<text:line-break/>vous garde, &amp; elle se partir de luy &amp; le laissa<text:line-break/>la tour seul.<text:span text:style-name="pc"> »</text:span> Adonc Vlespiegle dist. <text:span text:style-name="pc"><text:span text:style-name="T1">« </text:span></text:span>Ce nest<text:line-break/><text:soft-page-break/>pas vne deuote seur, qu’elle se courrouce si<text:line-break/>legieremẽt : mais elle est pire que le dyable.<text:span text:style-name="pc"> »</text:span></text:p>
      <text:p text:style-name="P4">Comment Vlespiegle acheta<text:line-break/>du laict beurré.</text:p>
      <text:p text:style-name="P14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<text:span text:style-name="pc"><text:span text:style-name="T1">« </text:span></text:span>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<text:span text:style-name="T21">on laict.</text:span><text:span text:style-name="pc"> »</text:span><text:span text:style-name="T21"> A</text:span>lors les femmes se pressoient à<text:line-break/><text:span text:style-name="damage">l</text:span><text:span text:style-name="T21">’</text:span><text:span text:style-name="T23">es</text:span>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pc"><text:span text:style-name="T1">« </text:span></text:span>Ou est le maliÑ<text:line-break/>cieux qui acheta nostre lait si nous l’auiõs<text:line-break/>icy il seroit aussi baigné &amp; baptizé en lesĜ<text:line-break/>cuelle au lait<text:span text:style-name="pc"> 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Comment Vlespiegle trompa son conĜ<text:line-break/><text:span text:style-name="T51">(D)</text:span>fesseur &amp; luy fist embrener les<text:line-break/><text:span text:style-name="T51">(D)</text:span>mains en la merde.</text:p>
      <text:p text:style-name="Standard"/>
      <text:p text:style-name="P14"><text:soft-page-break/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pc"><text:span text:style-name="T1">« </text:span></text:span>Il ne peut estre<text:line-break/>qu’il n’ait de l'argent largement, dequoy<text:line-break/>luy en faut faire souuenance en la fin de ses<text:line-break/>iours. Car à lauenture i’en auroys bien ma<text:line-break/>part.<text:span text:style-name="pc"> »</text:span> Adonc le prestre s’approcha de luy &amp;<text:line-break/>dist, <text:span text:style-name="pc"><text:span text:style-name="T1">« </text:span></text:span>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<text:span text:style-name="pc"> »</text:span> Adonc dist Vlespiegle. <text:span text:style-name="pc"><text:span text:style-name="T1">« </text:span></text:span>Cher sire<text:line-break/>cela feray ie reuenez apres disner ie vous<text:line-break/>donneray certes quelque argent.<text:span text:style-name="pc"> 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le prestre &amp; dist <text:span text:style-name="pc"><text:span text:style-name="T1">« </text:span></text:span>Mon filz Vlespiegle ie suis<text:line-break/>icy, me voulez vous maintenant faire ce que<text:line-break/>promis m'auez ie le resseuray bien<text:span text:style-name="pc"> »</text:span>, &amp; il dist<text:line-break/><text:span text:style-name="pb">[f. 106]<text:line-break/></text:span><text:span text:style-name="pc"><text:span text:style-name="T1">« </text:span></text:span>ouy sire si vous voulez courtoysemẽt prenÑ<text:line-break/>dre, &amp; n’estre trop auaricieux, ie vous laisseÑ<text:line-break/>roys en mon pot prendre vne poignie, affin<text:line-break/>d'auoir souuenance de moy<text:span text:style-name="pc"> »</text:span>, le prestre dit, <text:span text:style-name="pc"><text:span text:style-name="T1">« </text:span></text:span>ie<text:line-break/>feray vostre voulonté &amp; prendray honneÑ<text:line-break/>stement selon mon pouuoir<text:span text:style-name="pc"> »</text:span>, adonc descouÑ<text:line-break/>uroit Vlespiegle le pot &amp; dit. <text:span text:style-name="pc"><text:span text:style-name="T1">« </text:span></text:span>Regardez<text:line-break/>maintenant sire, le pot est bien pres de plain<text:line-break/>prenez vne main toute plaine ains ne tastez<text:line-break/>point trop parfont<text:span text:style-name="pc"> 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<text:soft-page-break/>breneuse. Si dist le prestre, <text:span text:style-name="pc"><text:span text:style-name="T1">« </text:span></text:span>vous estes vn<text:line-break/>mauuais homme que vous trompez vostre<text:line-break/>confesseur au dernier ou vous couchez au<text:line-break/>lit mortel. Ceux ne vous doiuent pas plainÑ<text:line-break/>dre lesquelz vous auez trompez en vostre<text:line-break/>ieunesse.<text:span text:style-name="pc"> »</text:span> Vlefpiegle dist <text:span text:style-name="pc"><text:span text:style-name="T1">« </text:span></text:span>sire ie vous disoys<text:line-break/>bien deuant que ne prinsissiez point si parÑ<text:line-break/>font, &amp; si vostre auarice vous à trompé ce<text:line-break/>n'est pas ma coulpe.<text:span text:style-name="pc"> »</text:span> Le prestre dist <text:span text:style-name="pc"><text:span text:style-name="T1">« </text:span></text:span>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<text:span text:style-name="pc"> »</text:span>, ainsi se<text:line-break/>despartit le prestre le delaissant malade &amp;<text:line-break/>Vlespiegle escria au prestre qu’il print l'arÑ<text:line-break/><text:span text:style-name="pb">[f. 107]<text:line-break/></text:span>gent auec luy mais il ne le voulut point<text:line-break/>ouir.</text:p>
      <text:p text:style-name="P4">Comment Vlespiegle fist son<text:line-break/>testament.</text:p>
      <text:p text:style-name="Standard"/>
      <text:p text:style-name="P13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<text:soft-pag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ypo_5f_reg"><text:span text:style-name="T52"> </text:span>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sepulchre &amp; Vlespiegle demoura là gisant.<text:line-break/><text:span text:style-name="pb">[f. 109]</text:span></text:p>
      <text:p text:style-name="P4">Comment Vlespiegle fut enterré.<text:line-break/></text:p>
      <text:p text:style-name="P14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dirent ceux qui estoient la presens <text:span text:style-name="pc"><text:span text:style-name="T1">« </text:span></text:span>laissons<text:line-break/>le ainsi droit car comment il à esté merueilÑ<text:line-break/>leux en sa vie tellement veut il aussi estre<text:line-break/>apres sa mort.<text:span text:style-name="pc"> »</text:span> Si laisserent Vlespiegle tout<text:line-break/>droit au sepulchre &amp; le couurirent, mettant<text:line-break/>sus le sepulchre vn<text:span text:style-name="T21">e pierre en laquelle estoit<text:line-break/>sculpté vn chauan ayant vn miroir dessoubz</text:span></text:p>
      <text:p text:style-name="P21"><text:soft-page-break/><text:span text:style-name="Character_20_style">ses ongles. Et dessus la pierre estoit<text:line-break/>escriture taillée ainsi. Ceste pierÑ<text:line-break/>re ne changera nully, car<text:line-break/>dessoubz icelle est<text:line-break/>enterré VlesÑ<text:line-break/>piegle.<text:line-break/>*</text:span></text:p>
      <text:p text:style-name="P2"><text:span text:style-name="Police_20_par_20_défaut"><text:span text:style-name="T10">fin</text:span></text:span><text:span text:style-name="T21">.<text:line-break/></text:span><text:span text:style-name="pb"><text:span text:style-name="T21">[f. 110]</text:span></text:span></text:p>
      <text:p text:style-name="P2"><text:span text:style-name="pb"><text:span text:style-name="T21"><text:line-break/></text:span></text:span><text:span text:style-name="style_5f_i"><text:span text:style-name="T14">A LYON</text:span></text:span><text:span text:style-name="T8">,<text:line-break/></text:span><text:span text:style-name="T21">Par Iean D’ogerolles,<text:line-break/>_______<text:line-break/></text:span><text:span text:style-name="Police_20_par_20_défaut"><text:span text:style-name="T7">1559</text:span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true"/>
    </style:style>
    <style:style style:name="Heading_20_1" style:display-name="Heading 1" style:family="paragraph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p" style:family="paragraph" style:auto-update="true">
      <loext:graphic-properties draw:fill="solid" draw:fill-color="#ffffff" draw:opacity="100%"/>
      <style:paragraph-properties fo:hyphenation-ladder-count="no-limit" fo:background-color="#ffffff" fo:padding-left="0.199cm" fo:padding-right="0.199cm" fo:padding-top="0.101cm" fo:padding-bottom="0.101cm" fo:border="none">
        <style:drop-cap style:lines="3"/>
      </style:paragraph-properties>
      <style:text-properties style:font-name="Times New Roman" fo:font-family="'Times New Roman'" style:font-family-generic="roman" style:font-pitch="variable" fo:hyphenate="false"/>
    </style:style>
    <style:style style:name="figure" style:family="paragraph">
      <style:paragraph-properties fo:margin-top="0cm" fo:margin-bottom="0cm" loext:contextual-spacing="false" fo:line-height="100%" fo:text-align="center" style:justify-single-word="false" fo:hyphenation-ladder-count="no-limit"/>
      <style:text-properties fo:color="#ff0000" fo:hyphenate="false"/>
    </style:style>
    <style:style style:name="Table_20_Contents" style:display-name="Table Contents" style:family="paragraph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>
      <style:paragraph-properties fo:text-align="center" style:justify-single-word="false" style:shadow="none"/>
    </style:style>
    <style:style style:name="front_5f_main" style:display-name="front_main" style:family="paragraph">
      <loext:graphic-properties draw:fill="none" draw:fill-color="#9999ff" draw:opacity="100%"/>
      <style:paragraph-properties fo:text-align="center" style:justify-single-word="false" fo:hyphenation-ladder-count="no-limit" fo:background-color="transparent"/>
      <style:text-properties fo:font-size="32pt" style:font-size-asian="32pt" style:font-size-complex="32pt" fo:hyphenate="false"/>
    </style:style>
    <style:style style:name="front_5f_sub" style:display-name="front_sub" style:family="paragraph">
      <loext:graphic-properties draw:fill="none" draw:fill-color="#ffff99"/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>
      <loext:graphic-properties draw:fill="none" draw:fill-color="#4472c4"/>
      <style:paragraph-properties fo:background-color="transparent" fo:padding="0cm" fo:border="none"/>
      <style:text-properties style:use-window-font-color="true" fo:font-size="16pt"/>
    </style:style>
    <style:style style:name="titre1" style:family="paragraph">
      <style:paragraph-properties fo:padding="0.049cm" fo:border="0.06pt solid #55308d"/>
      <style:text-properties style:use-window-font-color="true" fo:font-size="16pt" fo:font-weight="bold"/>
    </style:style>
    <style:style style:name="titre3" style:family="paragraph"/>
    <style:style style:name="Police_20_par_20_défaut" style:display-name="Police par défaut" style:family="text"/>
    <style:style style:name="pb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fo:background-color="#000000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transparent"/>
    </style:style>
    <style:style style:name="style_5f_sc" style:display-name="style_sc" style:family="text">
      <style:text-properties fo:font-variant="small-caps" fo:background-color="transparent"/>
    </style:style>
    <style:style style:name="style_5f_i" style:display-name="style_i" style:family="text">
      <style:text-properties fo:font-style="italic" fo:background-color="transparent"/>
    </style:style>
    <style:style style:name="damage" style:family="text">
      <style:text-properties style:use-window-font-color="true" fo:background-color="transparent"/>
    </style:style>
    <style:style style:name="pc" style:family="text">
      <style:text-properties style:use-window-font-color="true" fo:font-weight="bold" fo:background-color="transparent"/>
    </style:style>
    <style:style style:name="foreign_5f_lat" style:display-name="foreign_lat" style:family="text">
      <style:text-properties style:use-window-font-color="true" fo:font-style="italic"/>
    </style:style>
    <style:style style:name="lettrine4" style:family="text" style:parent-style-name="pc">
      <style:text-properties style:use-window-font-color="true" fo:font-weight="bold" fo:background-color="#ffffff"/>
    </style:style>
    <style:style style:name="lettrine2" style:family="text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meta:initial-creator>User</meta:initial-creator>
    <meta:creation-date>2019-02-11T12:34:00Z</meta:creation-date>
    <dc:date>2019-07-08T15:24:22.747000000</dc:date>
    <meta:editing-cycles>496</meta:editing-cycles>
    <meta:editing-duration>P2DT4H28M51S</meta:editing-duration>
    <meta:document-statistic meta:table-count="0" meta:image-count="0" meta:object-count="0" meta:page-count="69" meta:paragraph-count="129" meta:word-count="24096" meta:character-count="128418" meta:non-whitespace-character-count="104434"/>
    <meta:template xlink:type="simple" xlink:actuate="onRequest" xlink:title="" xlink:href="Normal.dotm"/>
  </office:meta>
</office:document-meta>
</file>